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8" style:family="table-column">
      <style:table-column-properties fo:break-before="auto" style:column-width="1.628in"/>
    </style:style>
    <style:style style:name="co13" style:family="table-column">
      <style:table-column-properties fo:break-before="auto" style:column-width="1.4882in"/>
    </style:style>
    <style:style style:name="co14" style:family="table-column">
      <style:table-column-properties fo:break-before="auto" style:column-width="2.3598in"/>
    </style:style>
    <style:style style:name="co15" style:family="table-column">
      <style:table-column-properties fo:break-before="auto" style:column-width="1.3374in"/>
    </style:style>
    <style:style style:name="co16" style:family="table-column">
      <style:table-column-properties fo:break-before="auto" style:column-width="1.6173in"/>
    </style:style>
    <style:style style:name="co19" style:family="table-column">
      <style:table-column-properties fo:break-before="auto" style:column-width="1.6819in"/>
    </style:style>
    <style:style style:name="co7" style:family="table-column">
      <style:table-column-properties fo:break-before="auto" style:column-width="0.4866in"/>
    </style:style>
    <style:style style:name="co8" style:family="table-column">
      <style:table-column-properties fo:break-before="auto" style:column-width="1.1972in"/>
    </style:style>
    <style:style style:name="co9" style:family="table-column">
      <style:table-column-properties fo:break-before="auto" style:column-width="0.9071in"/>
    </style:style>
    <style:style style:name="co10" style:family="table-column">
      <style:table-column-properties fo:break-before="auto" style:column-width="0.8854in"/>
    </style:style>
    <style:style style:name="co11" style:family="table-column">
      <style:table-column-properties fo:break-before="auto" style:column-width="1.2618in"/>
    </style:style>
    <style:style style:name="co12" style:family="table-column">
      <style:table-column-properties fo:break-before="auto" style:column-width="1.0791in"/>
    </style:style>
    <style:style style:name="co17" style:family="table-column">
      <style:table-column-properties fo:break-before="auto" style:column-width="3.5756in"/>
    </style:style>
    <style:style style:name="co20" style:family="table-column">
      <style:table-column-properties fo:break-before="auto" style:column-width="4.5661in"/>
    </style:style>
    <style:style style:name="co21" style:family="table-column">
      <style:table-column-properties fo:break-before="auto" style:column-width="13.5839in"/>
    </style:style>
    <style:style style:name="co22" style:family="table-column">
      <style:table-column-properties fo:break-before="auto" style:column-width="1.972in"/>
    </style:style>
    <style:style style:name="co23" style:family="table-column">
      <style:table-column-properties fo:break-before="auto" style:column-width="2.4346in"/>
    </style:style>
    <style:style style:name="co24" style:family="table-column">
      <style:table-column-properties fo:break-before="auto" style:column-width="1.7571in"/>
    </style:style>
    <style:style style:name="co25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4"/>
          <table:table-cell table:style-name="Default"/>
          <table:table-cell table:number-columns-repeated="3"/>
          <table:table-cell office:value-type="string">
            <text:p>PROJECT_NAME</text:p>
          </table:table-cell>
          <table:table-cell office:value-type="string">
            <text:p>COTR_EMAIL</text:p>
          </table:table-cell>
          <table:table-cell office:value-type="string">
            <text:p>GOV_POC</text:p>
          </table:table-cell>
          <table:table-cell office:value-type="string">
            <text:p>COTR</text:p>
          </table:table-cell>
          <table:table-cell office:value-type="string">
            <text:p>DEV_POC</text:p>
          </table:table-cell>
          <table:table-cell office:value-type="string">
            <text:p>DEV_POC_EMAIL</text:p>
          </table:table-cell>
          <table:table-cell office:value-type="string">
            <text:p>GOV_POC_EMAIL</text:p>
          </table:table-cell>
          <table:table-cell office:value-type="string">
            <text:p>BDA_POC_EMAIL</text:p>
          </table:table-cell>
        </table:table-row>
        <table:table-row table:style-name="ro3">
          <table:table-cell office:value-type="string">
            <text:p>Count</text:p>
          </table:table-cell>
          <table:table-cell office:value-type="string">
            <text:p>Budget Area</text:p>
          </table:table-cell>
          <table:table-cell office:value-type="string">
            <text:p>Funding</text:p>
          </table:table-cell>
          <table:table-cell office:value-type="string">
            <text:p>Work Space</text:p>
          </table:table-cell>
          <table:table-cell table:style-name="Default" office:value-type="string">
            <text:p>Yellow Task</text:p>
          </table:table-cell>
          <table:table-cell office:value-type="string">
            <text:p>Contract #</text:p>
          </table:table-cell>
          <table:table-cell office:value-type="string">
            <text:p>CONTRACTOR</text:p>
          </table:table-cell>
          <table:table-cell office:value-type="string">
            <text:p>Project</text:p>
          </table:table-cell>
          <table:table-cell office:value-type="string">
            <text:p>BDA Cert Proj Name</text:p>
          </table:table-cell>
          <table:table-cell office:value-type="string">
            <text:p>COTR Email</text:p>
          </table:table-cell>
          <table:table-cell office:value-type="string">
            <text:p>NCI-PO</text:p>
          </table:table-cell>
          <table:table-cell office:value-type="string">
            <text:p>COTR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IMAG</text:p>
          </table:table-cell>
          <table:table-cell office:value-type="date" office:date-value="218-09-01">
            <text:p>09/01/18</text:p>
          </table:table-cell>
          <table:table-cell office:value-type="string">
            <text:p>29xs191</text:p>
          </table:table-cell>
          <table:table-cell office:value-type="string">
            <text:p>Siemens Corporate Research</text:p>
          </table:table-cell>
          <table:table-cell office:value-type="string">
            <text:p>Algorithm Validation Tools (AVT)</text:p>
          </table:table-cell>
          <table:table-cell office:value-type="string">
            <text:p>???</text:p>
          </table:table-cell>
          <table:table-cell office:value-type="string">
            <text:p>chudamanis@mail.nih.gov </text:p>
          </table:table-cell>
          <table:table-cell office:value-type="string">
            <text:p>Robert Shirley</text:p>
          </table:table-cell>
          <table:table-cell office:value-type="string">
            <text:p>Sudha Chudamani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64-09-01">
            <text:p>09/01/64</text:p>
          </table:table-cell>
          <table:table-cell office:value-type="string">
            <text:p>29xs210</text:p>
          </table:table-cell>
          <table:table-cell office:value-type="string">
            <text:p>SAIC</text:p>
          </table:table-cell>
          <table:table-cell office:value-type="string">
            <text:p>Bioinformatics Quality Assurance </text:p>
          </table:table-cell>
          <table:table-cell office:value-type="string">
            <text:p>???</text:p>
          </table:table-cell>
          <table:table-cell office:value-type="string">
            <text:p>chudamanis@mail.nih.gov </text:p>
          </table:table-cell>
          <table:table-cell office:value-type="string">
            <text:p>Cliff Wong</text:p>
          </table:table-cell>
          <table:table-cell office:value-type="string">
            <text:p>Sudha Chudamani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IMAG</text:p>
          </table:table-cell>
          <table:table-cell office:value-type="date" office:date-value="239-07-01">
            <text:p>07/01/39</text:p>
          </table:table-cell>
          <table:table-cell office:value-type="string">
            <text:p>28XS010 TO04</text:p>
          </table:table-cell>
          <table:table-cell office:value-type="string">
            <text:p>Software Consultants, Inc.</text:p>
          </table:table-cell>
          <table:table-cell office:value-type="string">
            <text:p>NCIA Deployment LAB T04</text:p>
          </table:table-cell>
          <table:table-cell office:value-type="string">
            <text:p>???</text:p>
          </table:table-cell>
          <table:table-cell office:value-type="string">
            <text:p>chudamanis@mail.nih.gov </text:p>
          </table:table-cell>
          <table:table-cell office:value-type="string">
            <text:p>Robert Shirley</text:p>
          </table:table-cell>
          <table:table-cell office:value-type="string">
            <text:p>Sudha Chudamani</text:p>
          </table:table-cell>
          <table:table-cell table:number-columns-repeated="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CTMS</text:p>
          </table:table-cell>
          <table:table-cell office:value-type="date" office:date-value="1930-07-01">
            <text:p>07/01/30</text:p>
          </table:table-cell>
          <table:table-cell office:value-type="string">
            <text:p>27XS078</text:p>
          </table:table-cell>
          <table:table-cell office:value-type="string">
            <text:p>IBM</text:p>
          </table:table-cell>
          <table:table-cell office:value-type="string">
            <text:p>JANUS Database/IBM</text:p>
          </table:table-cell>
          <table:table-cell office:value-type="string">
            <text:p>???</text:p>
          </table:table-cell>
          <table:table-cell office:value-type="string">
            <text:p>steven.silberman@nih.gov</text:p>
          </table:table-cell>
          <table:table-cell office:value-type="string">
            <text:p>John Speakman, Christo Andonyadis</text:p>
          </table:table-cell>
          <table:table-cell office:value-type="string">
            <text:p>Steven Silberman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IMAG</text:p>
          </table:table-cell>
          <table:table-cell office:value-type="date" office:date-value="164-08-31">
            <text:p>09/01/64</text:p>
          </table:table-cell>
          <table:table-cell office:value-type="string">
            <text:p>29xs154</text:p>
          </table:table-cell>
          <table:table-cell office:value-type="string">
            <text:p>Middleware - Emory University</text:p>
          </table:table-cell>
          <table:table-cell office:value-type="string">
            <text:p>In Vivo Imaging Middleware Phase IV</text:p>
          </table:table-cell>
          <table:table-cell office:value-type="string">
            <text:p>???</text:p>
          </table:table-cell>
          <table:table-cell office:value-type="string">
            <text:p>chudamanis@mail.nih.gov </text:p>
          </table:table-cell>
          <table:table-cell office:value-type="string">
            <text:p>Anand Basu, Ed Helton</text:p>
          </table:table-cell>
          <table:table-cell office:value-type="string">
            <text:p>Sudha Chudamani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IMAG</text:p>
          </table:table-cell>
          <table:table-cell office:value-type="date" office:date-value="163-08-31">
            <text:p>09/01/63</text:p>
          </table:table-cell>
          <table:table-cell office:value-type="string">
            <text:p>29xs153</text:p>
          </table:table-cell>
          <table:table-cell office:value-type="string">
            <text:p>Northwestern University</text:p>
          </table:table-cell>
          <table:table-cell office:value-type="string">
            <text:p>Annotation and Image Markup (AIM)</text:p>
          </table:table-cell>
          <table:table-cell office:value-type="string">
            <text:p>???</text:p>
          </table:table-cell>
          <table:table-cell office:value-type="string">
            <text:p>chudamanis@mail.nih.gov </text:p>
          </table:table-cell>
          <table:table-cell office:value-type="string">
            <text:p>Anand Basu, Ed Helton</text:p>
          </table:table-cell>
          <table:table-cell office:value-type="string">
            <text:p>Sudha Chudamani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121-06-30">
            <text:p>07/01/21</text:p>
          </table:table-cell>
          <table:table-cell office:value-type="string">
            <text:p>27XS114</text:p>
          </table:table-cell>
          <table:table-cell office:value-type="string">
            <text:p>Ekagra Software Technologies Ltd.</text:p>
          </table:table-cell>
          <table:table-cell office:value-type="string">
            <text:p>Clinical QA</text:p>
          </table:table-cell>
          <table:table-cell office:value-type="string">
            <text:p>???</text:p>
          </table:table-cell>
          <table:table-cell office:value-type="string">
            <text:p>chudamanis@mail.nih.gov </text:p>
          </table:table-cell>
          <table:table-cell office:value-type="string">
            <text:p>Cliff Wong</text:p>
          </table:table-cell>
          <table:table-cell office:value-type="string">
            <text:p>Sudha Chudamani</text:p>
          </table:table-cell>
          <table:table-cell table:number-columns-repeated="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IMAG</text:p>
          </table:table-cell>
          <table:table-cell office:value-type="date" office:date-value="165-08-31">
            <text:p>09/01/65</text:p>
          </table:table-cell>
          <table:table-cell office:value-type="string">
            <text:p>29xs149</text:p>
          </table:table-cell>
          <table:table-cell office:value-type="string">
            <text:p>Washington University</text:p>
          </table:table-cell>
          <table:table-cell office:value-type="string">
            <text:p>eXtensible Imaging Platform (XIP</text:p>
          </table:table-cell>
          <table:table-cell office:value-type="string">
            <text:p>???</text:p>
          </table:table-cell>
          <table:table-cell office:value-type="string">
            <text:p>chudamanis@mail.nih.gov </text:p>
          </table:table-cell>
          <table:table-cell office:value-type="string">
            <text:p>Anand Basu, Ed Helton</text:p>
          </table:table-cell>
          <table:table-cell office:value-type="string">
            <text:p>Sudha Chudamani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1962-07-01">
            <text:p>07/01/62</text:p>
          </table:table-cell>
          <table:table-cell office:value-type="string">
            <text:p>27XS084</text:p>
          </table:table-cell>
          <table:table-cell office:value-type="string">
            <text:p>Northrop Grumman IT</text:p>
          </table:table-cell>
          <table:table-cell office:value-type="string">
            <text:p>EVS Focus</text:p>
          </table:table-cell>
          <table:table-cell office:value-type="string">
            <text:p>bioportal</text:p>
          </table:table-cell>
          <table:table-cell office:value-type="string">
            <text:p>Musharaf.Rashid@nih.gov</text:p>
          </table:table-cell>
          <table:table-cell office:value-type="string">
            <text:p>Dave Hau</text:p>
          </table:table-cell>
          <table:table-cell office:value-type="string">
            <text:p>Musharaf Rashid</text:p>
          </table:table-cell>
          <table:table-cell office:value-type="string">
            <text:p>Noble Dzakpasu</text:p>
          </table:table-cell>
          <table:table-cell office:value-type="string">
            <text:p>dzakpasuns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Cross Cutting</text:p>
          </table:table-cell>
          <table:table-cell office:value-type="string">
            <text:p>ARRA</text:p>
          </table:table-cell>
          <table:table-cell office:value-type="string">
            <text:p>VCDE</text:p>
          </table:table-cell>
          <table:table-cell table:style-name="Default" office:value-type="string">
            <text:p>09-207,09-306ST</text:p>
          </table:table-cell>
          <table:table-cell office:value-type="string">
            <text:p>29xs222 ST02</text:p>
          </table:table-cell>
          <table:table-cell office:value-type="string">
            <text:p>SemanticBits, LLC</text:p>
          </table:table-cell>
          <table:table-cell office:value-type="string">
            <text:p>Knowledge Repository Service</text:p>
          </table:table-cell>
          <table:table-cell office:value-type="string">
            <text:p>#NAME?</text:p>
          </table:table-cell>
          <table:table-cell office:value-type="string">
            <text:p>breml@mail.nih.gov </text:p>
          </table:table-cell>
          <table:table-cell office:value-type="string">
            <text:p>Frank Hartel, Sherri De Corronado</text:p>
          </table:table-cell>
          <table:table-cell office:value-type="string">
            <text:p>Lawrence Brem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012-07-01">
            <text:p>07/01/12</text:p>
          </table:table-cell>
          <table:table-cell office:value-type="string">
            <text:p>N/A</text:p>
          </table:table-cell>
          <table:table-cell office:value-type="string">
            <text:p>SAIC - IWO</text:p>
          </table:table-cell>
          <table:table-cell office:value-type="string">
            <text:p>caAdapter</text:p>
          </table:table-cell>
          <table:table-cell office:value-type="string">
            <text:p>caadapter</text:p>
          </table:table-cell>
          <table:table-cell office:value-type="string">
            <text:p>chudamanis@mail.nih.gov </text:p>
          </table:table-cell>
          <table:table-cell office:value-type="string">
            <text:p>Sichen Liu</text:p>
          </table:table-cell>
          <table:table-cell office:value-type="string">
            <text:p>Sudha Chudamani</text:p>
          </table:table-cell>
          <table:table-cell office:value-type="string">
            <text:p>Eugene Wang</text:p>
          </table:table-cell>
          <table:table-cell office:value-type="string">
            <text:p>wangeug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ICR</text:p>
          </table:table-cell>
          <table:table-cell office:value-type="date" office:date-value="207-09-01">
            <text:p>09/01/07</text:p>
          </table:table-cell>
          <table:table-cell office:value-type="string">
            <text:p>29xs218 TO 01</text:p>
          </table:table-cell>
          <table:table-cell office:value-type="string">
            <text:p>5AM Solutions</text:p>
          </table:table-cell>
          <table:table-cell office:value-type="string">
            <text:p>caArray</text:p>
          </table:table-cell>
          <table:table-cell office:value-type="string">
            <text:p>caarray</text:p>
          </table:table-cell>
          <table:table-cell office:value-type="string">
            <text:p>rodney.winkler@nih.gov</text:p>
          </table:table-cell>
          <table:table-cell office:value-type="string">
            <text:p>Anand Basu, Juli Klemm</text:p>
          </table:table-cell>
          <table:table-cell office:value-type="string">
            <text:p>Rodney Winkler</text:p>
          </table:table-cell>
          <table:table-cell office:value-type="string">
            <text:p>Maki Duncan</text:p>
          </table:table-cell>
          <table:table-cell office:value-type="string">
            <text:p>duncanmk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>
            <text:p>George Town University</text:p>
          </table:table-cell>
          <table:table-cell office:value-type="string">
            <text:p>caBench 2 bedside</text:p>
          </table:table-cell>
          <table:table-cell office:value-type="string">
            <text:p>cab2b</text:p>
          </table:table-cell>
          <table:table-cell office:value-type="string">
            <text:p>rodney.winkler@nih.gov</text:p>
          </table:table-cell>
          <table:table-cell/>
          <table:table-cell office:value-type="string">
            <text:p>Rodney Winkler</text:p>
          </table:table-cell>
          <table:table-cell office:value-type="string">
            <text:p>Chris Piepenbring</text:p>
          </table:table-cell>
          <table:table-cell office:value-type="string">
            <text:p>piepenbringc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>
            <text:p>SAIC</text:p>
          </table:table-cell>
          <table:table-cell office:value-type="string">
            <text:p>part of caEng contract</text:p>
          </table:table-cell>
          <table:table-cell office:value-type="string">
            <text:p>cabio</text:p>
          </table:table-cell>
          <table:table-cell office:value-type="string">
            <text:p>rodney.winkler@nih.gov</text:p>
          </table:table-cell>
          <table:table-cell/>
          <table:table-cell office:value-type="string">
            <text:p>Rodney Winkler</text:p>
          </table:table-cell>
          <table:table-cell office:value-type="string">
            <text:p>Jim Sun</text:p>
          </table:table-cell>
          <table:table-cell office:value-type="string">
            <text:p>sunj2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1967-06-01">
            <text:p>06/01/67</text:p>
          </table:table-cell>
          <table:table-cell office:value-type="string">
            <text:p>26XS234</text:p>
          </table:table-cell>
          <table:table-cell office:value-type="string">
            <text:p>Ekagra Software Technologies Ltd.</text:p>
          </table:table-cell>
          <table:table-cell office:value-type="string">
            <text:p>caCORE Software Development and Enhancement</text:p>
          </table:table-cell>
          <table:table-cell office:value-type="string">
            <text:p>cacoresdk</text:p>
          </table:table-cell>
          <table:table-cell office:value-type="string">
            <text:p>sreenath.nampally@nih.gov</text:p>
          </table:table-cell>
          <table:table-cell office:value-type="string">
            <text:p>Sichen Liu</text:p>
          </table:table-cell>
          <table:table-cell office:value-type="string">
            <text:p>Sree Nampally</text:p>
          </table:table-cell>
          <table:table-cell office:value-type="string">
            <text:p>Satish Patel</text:p>
          </table:table-cell>
          <table:table-cell office:value-type="string">
            <text:p>patelsat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1959-07-01">
            <text:p>07/01/59</text:p>
          </table:table-cell>
          <table:table-cell office:value-type="string">
            <text:p>27XS083</text:p>
          </table:table-cell>
          <table:table-cell office:value-type="string">
            <text:p>Ekagra Software Technologies Ltd.</text:p>
          </table:table-cell>
          <table:table-cell office:value-type="string">
            <text:p>caDSR Focus</text:p>
          </table:table-cell>
          <table:table-cell office:value-type="string">
            <text:p>-cadsr (no project as just 'cadsr') </text:p>
          </table:table-cell>
          <table:table-cell office:value-type="string">
            <text:p>Musharaf.Rashid@nih.gov</text:p>
          </table:table-cell>
          <table:table-cell office:value-type="string">
            <text:p>Dave Hau</text:p>
          </table:table-cell>
          <table:table-cell office:value-type="string">
            <text:p>Musharaf Rashid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office:value-type="string">
            <text:p>Part of caDSR-O&amp;M Contract; shall be awarded within next week or so.</text:p>
          </table:table-cell>
          <table:table-cell office:value-type="string">
            <text:p>cadsr-cdebrowser</text:p>
          </table:table-cell>
          <table:table-cell office:value-type="string">
            <text:p>Musharaf.Rashid@nih.gov</text:p>
          </table:table-cell>
          <table:table-cell/>
          <table:table-cell office:value-type="string">
            <text:p>Musharaf Rashid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office:value-type="string">
            <text:p>Part of caDSR-O&amp;M Contract; shall be awarded within next week or so.</text:p>
          </table:table-cell>
          <table:table-cell office:value-type="string">
            <text:p>cadsr-cdecurate</text:p>
          </table:table-cell>
          <table:table-cell office:value-type="string">
            <text:p>Musharaf.Rashid@nih.gov</text:p>
          </table:table-cell>
          <table:table-cell/>
          <table:table-cell office:value-type="string">
            <text:p>Musharaf Rashid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office:value-type="string">
            <text:p>Part of caDSR-O&amp;M Contract; shall be awarded within next week or so.</text:p>
          </table:table-cell>
          <table:table-cell office:value-type="string">
            <text:p>cadsr-formbuilder</text:p>
          </table:table-cell>
          <table:table-cell office:value-type="string">
            <text:p>Musharaf.Rashid@nih.gov</text:p>
          </table:table-cell>
          <table:table-cell/>
          <table:table-cell office:value-type="string">
            <text:p>Musharaf Rashid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office:value-type="string">
            <text:p>Part of caDSR-O&amp;M Contract; shall be awarded within next week or so.</text:p>
          </table:table-cell>
          <table:table-cell office:value-type="string">
            <text:p>cadsr-freestylesearch</text:p>
          </table:table-cell>
          <table:table-cell office:value-type="string">
            <text:p>Musharaf.Rashid@nih.gov</text:p>
          </table:table-cell>
          <table:table-cell/>
          <table:table-cell office:value-type="string">
            <text:p>Musharaf Rashid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office:value-type="string">
            <text:p>Not awarded/finalized yet</text:p>
          </table:table-cell>
          <table:table-cell office:value-type="string">
            <text:p>cadsr-semanticTools</text:p>
          </table:table-cell>
          <table:table-cell office:value-type="string">
            <text:p>breml@mail.nih.gov </text:p>
          </table:table-cell>
          <table:table-cell/>
          <table:table-cell office:value-type="string">
            <text:p>Lawrence Brem</text:p>
          </table:table-cell>
          <table:table-cell office:value-type="string">
            <text:p>Denis Avdic</text:p>
          </table:table-cell>
          <table:table-cell office:value-type="string">
            <text:p>avdicd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office:value-type="string">
            <text:p>cadsr-sentinel</text:p>
          </table:table-cell>
          <table:table-cell office:value-type="string">
            <text:p>?</text:p>
          </table:table-cell>
          <table:table-cell/>
          <table:table-cell office:value-type="string">
            <text:p>?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office:value-type="string">
            <text:p>Part of caDSR-O&amp;M Contract; shall be awarded within next week or so.</text:p>
          </table:table-cell>
          <table:table-cell office:value-type="string">
            <text:p>cadsr-umlmodelbrowser</text:p>
          </table:table-cell>
          <table:table-cell office:value-type="string">
            <text:p>Musharaf.Rashid@nih.gov</text:p>
          </table:table-cell>
          <table:table-cell/>
          <table:table-cell office:value-type="string">
            <text:p>Musharaf Rashid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Clinical Sciences</text:p>
          </table:table-cell>
          <table:table-cell office:value-type="string">
            <text:p>ARRA</text:p>
          </table:table-cell>
          <table:table-cell office:value-type="string">
            <text:p>CTMS</text:p>
          </table:table-cell>
          <table:table-cell table:style-name="Default" office:value-type="string">
            <text:p>09-207,09-307ST</text:p>
          </table:table-cell>
          <table:table-cell office:value-type="string">
            <text:p>29xs223 ST01</text:p>
          </table:table-cell>
          <table:table-cell office:value-type="string">
            <text:p>Ekagra Software Technologies</text:p>
          </table:table-cell>
          <table:table-cell office:value-type="string">
            <text:p>caEHR: Quality Assurance</text:p>
          </table:table-cell>
          <table:table-cell office:value-type="string">
            <text:p>#NAME?</text:p>
          </table:table-cell>
          <table:table-cell office:value-type="string">
            <text:p>hemant.undale@nih.gov</text:p>
          </table:table-cell>
          <table:table-cell office:value-type="string">
            <text:p>Caterina Lasome</text:p>
          </table:table-cell>
          <table:table-cell office:value-type="string">
            <text:p>Hemant Undale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linical Sciences</text:p>
          </table:table-cell>
          <table:table-cell office:value-type="string">
            <text:p>ARRA</text:p>
          </table:table-cell>
          <table:table-cell office:value-type="string">
            <text:p>CTMS</text:p>
          </table:table-cell>
          <table:table-cell table:style-name="Default" office:value-type="string">
            <text:p>09-207,09-307ST</text:p>
          </table:table-cell>
          <table:table-cell office:value-type="string">
            <text:p>29xs218 ST02</text:p>
          </table:table-cell>
          <table:table-cell office:value-type="string">
            <text:p>5AM Solutions Inc.</text:p>
          </table:table-cell>
          <table:table-cell office:value-type="string">
            <text:p>caEHR Enterprise Services Development- 5AM</text:p>
          </table:table-cell>
          <table:table-cell office:value-type="string">
            <text:p>#NAME?</text:p>
          </table:table-cell>
          <table:table-cell office:value-type="string">
            <text:p>hemant.undale@nih.gov</text:p>
          </table:table-cell>
          <table:table-cell office:value-type="string">
            <text:p>Caterina Lasome</text:p>
          </table:table-cell>
          <table:table-cell office:value-type="string">
            <text:p>Hemant Undale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office:value-type="string">
            <text:p>cagrid</text:p>
          </table:table-cell>
          <table:table-cell office:value-type="string">
            <text:p>breml@mail.nih.gov </text:p>
          </table:table-cell>
          <table:table-cell/>
          <table:table-cell office:value-type="string">
            <text:p>Lawrence Brem</text:p>
          </table:table-cell>
          <table:table-cell office:value-type="string">
            <text:p>John Eisenschmidt</text:p>
          </table:table-cell>
          <table:table-cell office:value-type="string">
            <text:p>eisenschmidtjw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ARCH</text:p>
          </table:table-cell>
          <table:table-cell office:value-type="date" office:date-value="1947-08-01">
            <text:p>08/01/47</text:p>
          </table:table-cell>
          <table:table-cell office:value-type="string">
            <text:p>28XS061</text:p>
          </table:table-cell>
          <table:table-cell office:value-type="string">
            <text:p>SemanticBits</text:p>
          </table:table-cell>
          <table:table-cell office:value-type="string">
            <text:p>caGrid Portal Development</text:p>
          </table:table-cell>
          <table:table-cell office:value-type="string">
            <text:p>#NAME?</text:p>
          </table:table-cell>
          <table:table-cell office:value-type="string">
            <text:p>breml@mail.nih.gov </text:p>
          </table:table-cell>
          <table:table-cell office:value-type="string">
            <text:p>Avinash Shanbhag</text:p>
          </table:table-cell>
          <table:table-cell office:value-type="string">
            <text:p>Lawrence Brem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office:value-type="string">
            <text:p>cagwas</text:p>
          </table:table-cell>
          <table:table-cell office:value-type="string">
            <text:p>?</text:p>
          </table:table-cell>
          <table:table-cell/>
          <table:table-cell office:value-type="string">
            <text:p>?</text:p>
          </table:table-cell>
          <table:table-cell office:value-type="string">
            <text:p>Shine Jacob</text:p>
          </table:table-cell>
          <table:table-cell office:value-type="string">
            <text:p>jacobss2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</table:table-row>
        <table:table-row table:style-name="ro2">
          <table:table-cell/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ICR</text:p>
          </table:table-cell>
          <table:table-cell office:value-type="date" office:date-value="207-09-01">
            <text:p>09/01/07</text:p>
          </table:table-cell>
          <table:table-cell office:value-type="string">
            <text:p>29xs232 TO 01</text:p>
          </table:table-cell>
          <table:table-cell office:value-type="string">
            <text:p>SAIC</text:p>
          </table:table-cell>
          <table:table-cell office:value-type="string">
            <text:p>caEngg</text:p>
          </table:table-cell>
          <table:table-cell office:value-type="string">
            <text:p>caintegrator2</text:p>
          </table:table-cell>
          <table:table-cell office:value-type="string">
            <text:p>rodney.winkler@nih.gov</text:p>
          </table:table-cell>
          <table:table-cell office:value-type="string">
            <text:p>Anand Basu</text:p>
          </table:table-cell>
          <table:table-cell office:value-type="string">
            <text:p>Rodney Winkler</text:p>
          </table:table-cell>
          <table:table-cell office:value-type="string">
            <text:p>JP Marple</text:p>
          </table:table-cell>
          <table:table-cell office:value-type="string">
            <text:p>marplej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table:style-name="Default" office:value-type="string">
            <text:p>08-046 08-197</text:p>
          </table:table-cell>
          <table:table-cell office:value-type="string">
            <text:p>28XS149 TO01</text:p>
          </table:table-cell>
          <table:table-cell office:value-type="string">
            <text:p>SAIC IWO</text:p>
          </table:table-cell>
          <table:table-cell office:value-type="string">
            <text:p>caArray and caMOD Data Coordination</text:p>
          </table:table-cell>
          <table:table-cell office:value-type="string">
            <text:p>camod</text:p>
          </table:table-cell>
          <table:table-cell office:value-type="string">
            <text:p>rodney.winkler@nih.gov</text:p>
          </table:table-cell>
          <table:table-cell office:value-type="string">
            <text:p>Carl Schaefer/Juli Klemm</text:p>
          </table:table-cell>
          <table:table-cell office:value-type="string">
            <text:p>Rodney Winkler</text:p>
          </table:table-cell>
          <table:table-cell office:value-type="string">
            <text:p>Maki Duncan</text:p>
          </table:table-cell>
          <table:table-cell office:value-type="string">
            <text:p>duncanmk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</table:table-row>
        <table:table-row table:style-name="ro2">
          <table:table-cell/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ICR</text:p>
          </table:table-cell>
          <table:table-cell office:value-type="date" office:date-value="207-09-01">
            <text:p>09/01/07</text:p>
          </table:table-cell>
          <table:table-cell office:value-type="string">
            <text:p>29xs232 TO 01</text:p>
          </table:table-cell>
          <table:table-cell office:value-type="string">
            <text:p>SAIC</text:p>
          </table:table-cell>
          <table:table-cell office:value-type="string">
            <text:p>caEngg</text:p>
          </table:table-cell>
          <table:table-cell office:value-type="string">
            <text:p>camod</text:p>
          </table:table-cell>
          <table:table-cell office:value-type="string">
            <text:p>?</text:p>
          </table:table-cell>
          <table:table-cell office:value-type="string">
            <text:p>Anand Basu</text:p>
          </table:table-cell>
          <table:table-cell office:value-type="string">
            <text:p>?</text:p>
          </table:table-cell>
          <table:table-cell office:value-type="string">
            <text:p>Maki Duncan</text:p>
          </table:table-cell>
          <table:table-cell office:value-type="string">
            <text:p>duncanmk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</table:table-row>
        <table:table-row table:style-name="ro2">
          <table:table-cell/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ICR</text:p>
          </table:table-cell>
          <table:table-cell office:value-type="date" office:date-value="207-09-01">
            <text:p>09/01/07</text:p>
          </table:table-cell>
          <table:table-cell office:value-type="string">
            <text:p>29xs232 TO 01</text:p>
          </table:table-cell>
          <table:table-cell office:value-type="string">
            <text:p>SAIC</text:p>
          </table:table-cell>
          <table:table-cell office:value-type="string">
            <text:p>caEngg</text:p>
          </table:table-cell>
          <table:table-cell office:value-type="string">
            <text:p>cananolab</text:p>
          </table:table-cell>
          <table:table-cell office:value-type="string">
            <text:p>rodney.winkler@nih.gov</text:p>
          </table:table-cell>
          <table:table-cell office:value-type="string">
            <text:p>Anand Basu</text:p>
          </table:table-cell>
          <table:table-cell office:value-type="string">
            <text:p>Rodney Winkler</text:p>
          </table:table-cell>
          <table:table-cell office:value-type="string">
            <text:p>Sue Pan</text:p>
          </table:table-cell>
          <table:table-cell office:value-type="string">
            <text:p>pansu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KC</text:p>
          </table:table-cell>
          <table:table-cell office:value-type="date" office:date-value="116-06-30">
            <text:p>07/01/16</text:p>
          </table:table-cell>
          <table:table-cell office:value-type="string">
            <text:p>28XS195</text:p>
          </table:table-cell>
          <table:table-cell office:value-type="string">
            <text:p>Washington Univerisity</text:p>
          </table:table-cell>
          <table:table-cell office:value-type="string">
            <text:p>Tissue/Biospecimen Banking and Technology Tools KC</text:p>
          </table:table-cell>
          <table:table-cell office:value-type="string">
            <text:p>catissue</text:p>
          </table:table-cell>
          <table:table-cell office:value-type="string">
            <text:p>Lander, William (NIH/NCI) [C]</text:p>
          </table:table-cell>
          <table:table-cell office:value-type="string">
            <text:p>Ian Fore, Leslie Derr</text:p>
          </table:table-cell>
          <table:table-cell table:number-columns-repeated="2" office:value-type="string">
            <text:p>Michelle Lee</text:p>
          </table:table-cell>
          <table:table-cell office:value-type="string">
            <text:p>leeml@mail.nih.gov</text:p>
          </table:table-cell>
          <table:table-cell office:value-type="string">
            <text:p>Ian Fore</text:p>
          </table:table-cell>
          <table:table-cell office:value-type="string">
            <text:p>forei@mail.nih.gov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CTMS</text:p>
          </table:table-cell>
          <table:table-cell office:value-type="date" office:date-value="142-07-31">
            <text:p>08/01/42</text:p>
          </table:table-cell>
          <table:table-cell office:value-type="string">
            <text:p>28XS111</text:p>
          </table:table-cell>
          <table:table-cell office:value-type="string">
            <text:p>SemanticBits</text:p>
          </table:table-cell>
          <table:table-cell office:value-type="string">
            <text:p>CCTS Project Manager/Semantic Bits</text:p>
          </table:table-cell>
          <table:table-cell office:value-type="string">
            <text:p>ccts</text:p>
          </table:table-cell>
          <table:table-cell office:value-type="string">
            <text:p>peter.yan@nih.gov</text:p>
          </table:table-cell>
          <table:table-cell office:value-type="string">
            <text:p>John Speakman, Christo Andonyadis</text:p>
          </table:table-cell>
          <table:table-cell office:value-type="string">
            <text:p>Peter Yan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CTMS</text:p>
          </table:table-cell>
          <table:table-cell office:value-type="date" office:date-value="136-07-31">
            <text:p>08/01/36</text:p>
          </table:table-cell>
          <table:table-cell office:value-type="string">
            <text:p>28XS103</text:p>
          </table:table-cell>
          <table:table-cell office:value-type="string">
            <text:p>Duke University</text:p>
          </table:table-cell>
          <table:table-cell office:value-type="string">
            <text:p>C3PR </text:p>
          </table:table-cell>
          <table:table-cell office:value-type="string">
            <text:p>ccts-c3pr</text:p>
          </table:table-cell>
          <table:table-cell office:value-type="string">
            <text:p>peter.yan@nih.gov</text:p>
          </table:table-cell>
          <table:table-cell office:value-type="string">
            <text:p>John Speakman, Christo Andonyadis</text:p>
          </table:table-cell>
          <table:table-cell office:value-type="string">
            <text:p>Peter Yan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CTMS</text:p>
          </table:table-cell>
          <table:table-cell office:value-type="date" office:date-value="134-07-31">
            <text:p>08/01/34</text:p>
          </table:table-cell>
          <table:table-cell office:value-type="string">
            <text:p>28XS108</text:p>
          </table:table-cell>
          <table:table-cell office:value-type="string">
            <text:p>SemanticBits</text:p>
          </table:table-cell>
          <table:table-cell office:value-type="string">
            <text:p>caAERS </text:p>
          </table:table-cell>
          <table:table-cell office:value-type="string">
            <text:p>ccts-caaers</text:p>
          </table:table-cell>
          <table:table-cell office:value-type="string">
            <text:p>peter.yan@nih.gov</text:p>
          </table:table-cell>
          <table:table-cell office:value-type="string">
            <text:p>John Speakman, Christo Andonyadis</text:p>
          </table:table-cell>
          <table:table-cell office:value-type="string">
            <text:p>Peter Yan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CTMS</text:p>
          </table:table-cell>
          <table:table-cell office:value-type="date" office:date-value="128-08-31">
            <text:p>09/01/28</text:p>
          </table:table-cell>
          <table:table-cell office:value-type="string">
            <text:p>29xs140</text:p>
          </table:table-cell>
          <table:table-cell office:value-type="string">
            <text:p>Ekagra Software Technologies Ltd.</text:p>
          </table:table-cell>
          <table:table-cell office:value-type="string">
            <text:p>Ekagra Support caXchange</text:p>
          </table:table-cell>
          <table:table-cell office:value-type="string">
            <text:p>ccts-caXchange</text:p>
          </table:table-cell>
          <table:table-cell office:value-type="string">
            <text:p>peter.yan@nih.gov</text:p>
          </table:table-cell>
          <table:table-cell office:value-type="string">
            <text:p>John Speakman, Christo Andonyadis</text:p>
          </table:table-cell>
          <table:table-cell office:value-type="string">
            <text:p>Peter Yan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office:value-type="string">
            <text:p>ccts-clinicalconnector</text:p>
          </table:table-cell>
          <table:table-cell office:value-type="string">
            <text:p>peter.yan@nih.gov</text:p>
          </table:table-cell>
          <table:table-cell/>
          <table:table-cell office:value-type="string">
            <text:p>Peter Yan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CTMS</text:p>
          </table:table-cell>
          <table:table-cell office:value-type="date" office:date-value="137-07-31">
            <text:p>08/01/37</text:p>
          </table:table-cell>
          <table:table-cell office:value-type="string">
            <text:p>28XS104</text:p>
          </table:table-cell>
          <table:table-cell office:value-type="string">
            <text:p>ScenPro</text:p>
          </table:table-cell>
          <table:table-cell office:value-type="string">
            <text:p>Lab Viewer </text:p>
          </table:table-cell>
          <table:table-cell office:value-type="string">
            <text:p>ccts-labviewer</text:p>
          </table:table-cell>
          <table:table-cell office:value-type="string">
            <text:p>peter.yan@nih.gov</text:p>
          </table:table-cell>
          <table:table-cell office:value-type="string">
            <text:p>John Speakman, Christo Andonyadis</text:p>
          </table:table-cell>
          <table:table-cell office:value-type="string">
            <text:p>Peter Yan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CTMS</text:p>
          </table:table-cell>
          <table:table-cell office:value-type="date" office:date-value="135-07-31">
            <text:p>08/01/35</text:p>
          </table:table-cell>
          <table:table-cell office:value-type="string">
            <text:p>28XS115</text:p>
          </table:table-cell>
          <table:table-cell office:value-type="string">
            <text:p>Northwestern University</text:p>
          </table:table-cell>
          <table:table-cell office:value-type="string">
            <text:p>PSC - Phase III</text:p>
          </table:table-cell>
          <table:table-cell office:value-type="string">
            <text:p>ccts-psc</text:p>
          </table:table-cell>
          <table:table-cell office:value-type="string">
            <text:p>peter.yan@nih.gov</text:p>
          </table:table-cell>
          <table:table-cell office:value-type="string">
            <text:p>John Speakman, Christo Andonyadis</text:p>
          </table:table-cell>
          <table:table-cell office:value-type="string">
            <text:p>Peter Yan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VCDE</text:p>
          </table:table-cell>
          <table:table-cell office:value-type="date" office:date-value="289-09-01">
            <text:p>09/01/89</text:p>
          </table:table-cell>
          <table:table-cell office:value-type="string">
            <text:p>10XS055</text:p>
          </table:table-cell>
          <table:table-cell office:value-type="string">
            <text:p>SAIC</text:p>
          </table:table-cell>
          <table:table-cell office:value-type="string">
            <text:p>CDE Harmonization </text:p>
          </table:table-cell>
          <table:table-cell office:value-type="string">
            <text:p>#NAME?</text:p>
          </table:table-cell>
          <table:table-cell office:value-type="string">
            <text:p>Musharaf.Rashid@nih.gov</text:p>
          </table:table-cell>
          <table:table-cell office:value-type="string">
            <text:p>Dianne Reeves</text:p>
          </table:table-cell>
          <table:table-cell office:value-type="string">
            <text:p>Musharaf Rashid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office:value-type="string">
            <text:p>cpas</text:p>
          </table:table-cell>
          <table:table-cell table:number-columns-repeated="3"/>
          <table:table-cell office:value-type="string">
            <text:p>Denny Chan</text:p>
          </table:table-cell>
          <table:table-cell office:value-type="string">
            <text:p>dc331z@nih.gov</text:p>
          </table:table-cell>
          <table:table-cell office:value-type="string">
            <text:p>Carl Schaefer</text:p>
          </table:table-cell>
          <table:table-cell office:value-type="string">
            <text:p>cs339h@nih.gov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office:value-type="string">
            <text:p>ctods</text:p>
          </table:table-cell>
          <table:table-cell table:number-columns-repeated="5"/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office:value-type="string">
            <text:p>ESD</text:p>
          </table:table-cell>
          <table:table-cell office:value-type="string">
            <text:p>hemant.undale@nih.gov</text:p>
          </table:table-cell>
          <table:table-cell/>
          <table:table-cell office:value-type="string">
            <text:p>Hemant Undale</text:p>
          </table:table-cell>
          <table:table-cell table:number-columns-repeated="2"/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office:value-type="string">
            <text:p>evstree</text:p>
          </table:table-cell>
          <table:table-cell table:number-columns-repeated="3"/>
          <table:table-cell office:value-type="string">
            <text:p>Maki Duncan</text:p>
          </table:table-cell>
          <table:table-cell office:value-type="string">
            <text:p>duncanmk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office:value-type="string">
            <text:p>No active development going on here.</text:p>
          </table:table-cell>
          <table:table-cell office:value-type="string">
            <text:p>genepattern</text:p>
          </table:table-cell>
          <table:table-cell office:value-type="string">
            <text:p>grochk@mail.nih.gov </text:p>
          </table:table-cell>
          <table:table-cell office:value-type="string">
            <text:p>Juli Klemm</text:p>
          </table:table-cell>
          <table:table-cell office:value-type="string">
            <text:p>Kevin Groch</text:p>
          </table:table-cell>
          <table:table-cell table:number-columns-repeated="2"/>
          <table:table-cell office:value-type="string">
            <text:p>Juli Klemm</text:p>
          </table:table-cell>
          <table:table-cell office:value-type="string">
            <text:p>klemmj@mail.nih.gov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office:value-type="string">
            <text:p>ispy</text:p>
          </table:table-cell>
          <table:table-cell table:number-columns-repeated="3"/>
          <table:table-cell office:value-type="string">
            <text:p>Shine Jacob</text:p>
          </table:table-cell>
          <table:table-cell office:value-type="string">
            <text:p>jacobss2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CTMS</text:p>
          </table:table-cell>
          <table:table-cell office:value-type="date" office:date-value="204-08-01">
            <text:p>08/01/04</text:p>
          </table:table-cell>
          <table:table-cell office:value-type="string">
            <text:p>28XS197</text:p>
          </table:table-cell>
          <table:table-cell office:value-type="string">
            <text:p>University of California-San Francisco (Sole Source)</text:p>
          </table:table-cell>
          <table:table-cell office:value-type="string">
            <text:p>TRANSCEND- UCSF</text:p>
          </table:table-cell>
          <table:table-cell office:value-type="string">
            <text:p>#NAME?</text:p>
          </table:table-cell>
          <table:table-cell office:value-type="string">
            <text:p>nancy.roche@nih.gov</text:p>
          </table:table-cell>
          <table:table-cell office:value-type="string">
            <text:p>John Speakman, Christo Andonyadis</text:p>
          </table:table-cell>
          <table:table-cell office:value-type="string">
            <text:p>Nancy Roche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Cross Cutting</text:p>
          </table:table-cell>
          <table:table-cell office:value-type="string">
            <text:p>ARRA</text:p>
          </table:table-cell>
          <table:table-cell office:value-type="string">
            <text:p>VCDE</text:p>
          </table:table-cell>
          <table:table-cell table:style-name="Default" office:value-type="string">
            <text:p>09-207,09-306ST</text:p>
          </table:table-cell>
          <table:table-cell office:value-type="string">
            <text:p>29xs233 ST01</text:p>
          </table:table-cell>
          <table:table-cell office:value-type="string">
            <text:p>Booz Allen Hamilton</text:p>
          </table:table-cell>
          <table:table-cell office:value-type="string">
            <text:p>Terminological Support for the CTS2 Specification</text:p>
          </table:table-cell>
          <table:table-cell office:value-type="string">
            <text:p>lexevs</text:p>
          </table:table-cell>
          <table:table-cell office:value-type="string">
            <text:p>breml@mail.nih.gov</text:p>
          </table:table-cell>
          <table:table-cell office:value-type="string">
            <text:p>Frank Hartel, Sherri De Corronado</text:p>
          </table:table-cell>
          <table:table-cell office:value-type="string">
            <text:p>Lawrence Brem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1978-08-01">
            <text:p>08/01/78</text:p>
          </table:table-cell>
          <table:table-cell office:value-type="string">
            <text:p>28XS091</text:p>
          </table:table-cell>
          <table:table-cell office:value-type="string">
            <text:p>Massachusetts General Hospital</text:p>
          </table:table-cell>
          <table:table-cell office:value-type="string">
            <text:p>Development of a DMR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Mervi Heiskanen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ICR</text:p>
          </table:table-cell>
          <table:table-cell office:value-type="date" office:date-value="207-09-01">
            <text:p>09/01/07</text:p>
          </table:table-cell>
          <table:table-cell office:value-type="string">
            <text:p>29xs232 TO 01</text:p>
          </table:table-cell>
          <table:table-cell office:value-type="string">
            <text:p>SAIC</text:p>
          </table:table-cell>
          <table:table-cell office:value-type="string">
            <text:p>caEngg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Anand Basu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KC</text:p>
          </table:table-cell>
          <table:table-cell office:value-type="date" office:date-value="116-06-30">
            <text:p>07/01/16</text:p>
          </table:table-cell>
          <table:table-cell office:value-type="string">
            <text:p>28XS125</text:p>
          </table:table-cell>
          <table:table-cell office:value-type="string">
            <text:p>The University of Michigan</text:p>
          </table:table-cell>
          <table:table-cell office:value-type="string">
            <text:p>DSIC KC</text:p>
          </table:table-cell>
          <table:table-cell office:value-type="string">
            <text:p>#NAME?</text:p>
          </table:table-cell>
          <table:table-cell office:value-type="string">
            <text:p>kathleen.mccormick@nih.gov</text:p>
          </table:table-cell>
          <table:table-cell office:value-type="string">
            <text:p>Wendy Patterson</text:p>
          </table:table-cell>
          <table:table-cell office:value-type="string">
            <text:p>Kathleen McCormick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linical Sciences</text:p>
          </table:table-cell>
          <table:table-cell office:value-type="string">
            <text:p>ARRA</text:p>
          </table:table-cell>
          <table:table-cell office:value-type="string">
            <text:p>CTMS</text:p>
          </table:table-cell>
          <table:table-cell table:style-name="Default" office:value-type="string">
            <text:p>09-207,09-307ST</text:p>
          </table:table-cell>
          <table:table-cell office:value-type="string">
            <text:p>29xs219 ST01</text:p>
          </table:table-cell>
          <table:table-cell office:value-type="string">
            <text:p>Essex</text:p>
          </table:table-cell>
          <table:table-cell office:value-type="string">
            <text:p>caEHR: Analysis and Architecture- Essex</text:p>
          </table:table-cell>
          <table:table-cell office:value-type="string">
            <text:p>#NAME?</text:p>
          </table:table-cell>
          <table:table-cell office:value-type="string">
            <text:p>hemant.undale@nih.gov</text:p>
          </table:table-cell>
          <table:table-cell office:value-type="string">
            <text:p>Caterina Lasome</text:p>
          </table:table-cell>
          <table:table-cell office:value-type="string">
            <text:p>Hemant Undale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linical Sciences</text:p>
          </table:table-cell>
          <table:table-cell office:value-type="string">
            <text:p>ARRA</text:p>
          </table:table-cell>
          <table:table-cell office:value-type="string">
            <text:p>CTMS</text:p>
          </table:table-cell>
          <table:table-cell table:style-name="Default" office:value-type="string">
            <text:p>09-207,09-307ST</text:p>
          </table:table-cell>
          <table:table-cell office:value-type="string">
            <text:p>29xs225 ST01</text:p>
          </table:table-cell>
          <table:table-cell office:value-type="string">
            <text:p>ScenPro</text:p>
          </table:table-cell>
          <table:table-cell office:value-type="string">
            <text:p>caEHR: Analysis and Architecture with ScenPro</text:p>
          </table:table-cell>
          <table:table-cell office:value-type="string">
            <text:p>#NAME?</text:p>
          </table:table-cell>
          <table:table-cell office:value-type="string">
            <text:p>hemant.undale@nih.gov</text:p>
          </table:table-cell>
          <table:table-cell office:value-type="string">
            <text:p>Caterina Lasome</text:p>
          </table:table-cell>
          <table:table-cell office:value-type="string">
            <text:p>Hemant Undale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linical Sciences</text:p>
          </table:table-cell>
          <table:table-cell office:value-type="string">
            <text:p>ARRA</text:p>
          </table:table-cell>
          <table:table-cell office:value-type="string">
            <text:p>CTMS</text:p>
          </table:table-cell>
          <table:table-cell table:style-name="Default" office:value-type="string">
            <text:p>09-207,09-307ST</text:p>
          </table:table-cell>
          <table:table-cell office:value-type="string">
            <text:p>29xs224 ST01</text:p>
          </table:table-cell>
          <table:table-cell office:value-type="string">
            <text:p>Agilex</text:p>
          </table:table-cell>
          <table:table-cell office:value-type="string">
            <text:p>caEHR Enterprise Services Development with Agilex</text:p>
          </table:table-cell>
          <table:table-cell office:value-type="string">
            <text:p>#NAME?</text:p>
          </table:table-cell>
          <table:table-cell office:value-type="string">
            <text:p>hemant.undale@nih.gov</text:p>
          </table:table-cell>
          <table:table-cell office:value-type="string">
            <text:p>Caterina Lasome</text:p>
          </table:table-cell>
          <table:table-cell office:value-type="string">
            <text:p>Hemant Undale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Clinical Sciences</text:p>
          </table:table-cell>
          <table:table-cell office:value-type="string">
            <text:p>ARRA</text:p>
          </table:table-cell>
          <table:table-cell office:value-type="string">
            <text:p>CTMS</text:p>
          </table:table-cell>
          <table:table-cell table:style-name="Default" office:value-type="string">
            <text:p>09-207,09-307ST</text:p>
          </table:table-cell>
          <table:table-cell office:value-type="string">
            <text:p>TBD</text:p>
          </table:table-cell>
          <table:table-cell office:value-type="string">
            <text:p>SemanticBits, LLC</text:p>
          </table:table-cell>
          <table:table-cell office:value-type="string">
            <text:p>caEHR Enterprise Services Development-SemanticBits</text:p>
          </table:table-cell>
          <table:table-cell office:value-type="string">
            <text:p>#NAME?</text:p>
          </table:table-cell>
          <table:table-cell office:value-type="string">
            <text:p>hemant.undale@nih.gov</text:p>
          </table:table-cell>
          <table:table-cell office:value-type="string">
            <text:p>Caterina Lasome</text:p>
          </table:table-cell>
          <table:table-cell office:value-type="string">
            <text:p>Hemant Undale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CTMS</text:p>
          </table:table-cell>
          <table:table-cell office:value-type="date" office:date-value="131-08-31">
            <text:p>09/01/31</text:p>
          </table:table-cell>
          <table:table-cell office:value-type="string">
            <text:p>29xs156</text:p>
          </table:table-cell>
          <table:table-cell office:value-type="string">
            <text:p>Pyramed Research Corporate</text:p>
          </table:table-cell>
          <table:table-cell office:value-type="string">
            <text:p>CTMS Product Rep</text:p>
          </table:table-cell>
          <table:table-cell office:value-type="string">
            <text:p>#NAME?</text:p>
          </table:table-cell>
          <table:table-cell office:value-type="string">
            <text:p>steven.silberman@nih.gov</text:p>
          </table:table-cell>
          <table:table-cell office:value-type="string">
            <text:p>Leslie Derr</text:p>
          </table:table-cell>
          <table:table-cell office:value-type="string">
            <text:p>Steven Silberman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1935-09-01">
            <text:p>09/01/35</text:p>
          </table:table-cell>
          <table:table-cell office:value-type="string">
            <text:p>29xs194</text:p>
          </table:table-cell>
          <table:table-cell office:value-type="string">
            <text:p>George Town University</text:p>
          </table:table-cell>
          <table:table-cell office:value-type="string">
            <text:p>In Silico Research Centers of Excellence - GTU</text:p>
          </table:table-cell>
          <table:table-cell office:value-type="string">
            <text:p>#NAME?</text:p>
          </table:table-cell>
          <table:table-cell office:value-type="string">
            <text:p>grochk@mail.nih.gov </text:p>
          </table:table-cell>
          <table:table-cell office:value-type="string">
            <text:p>George Komatsoulis</text:p>
          </table:table-cell>
          <table:table-cell office:value-type="string">
            <text:p>Kevin Groch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1935-09-01">
            <text:p>09/01/35</text:p>
          </table:table-cell>
          <table:table-cell office:value-type="string">
            <text:p>29xs196</text:p>
          </table:table-cell>
          <table:table-cell office:value-type="string">
            <text:p>Fred Hutchinson Cancer Reserach</text:p>
          </table:table-cell>
          <table:table-cell office:value-type="string">
            <text:p>In Silico Research Centers of Excellence-FHCRC</text:p>
          </table:table-cell>
          <table:table-cell office:value-type="string">
            <text:p>#NAME?</text:p>
          </table:table-cell>
          <table:table-cell office:value-type="string">
            <text:p>grochk@mail.nih.gov </text:p>
          </table:table-cell>
          <table:table-cell office:value-type="string">
            <text:p>George Komatsoulis</text:p>
          </table:table-cell>
          <table:table-cell office:value-type="string">
            <text:p>Kevin Groch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1935-09-01">
            <text:p>09/01/35</text:p>
          </table:table-cell>
          <table:table-cell office:value-type="string">
            <text:p>29xs193</text:p>
          </table:table-cell>
          <table:table-cell office:value-type="string">
            <text:p>Emory University</text:p>
          </table:table-cell>
          <table:table-cell office:value-type="string">
            <text:p>In Silico Research Centers of Excellence - Emory</text:p>
          </table:table-cell>
          <table:table-cell office:value-type="string">
            <text:p>#NAME?</text:p>
          </table:table-cell>
          <table:table-cell office:value-type="string">
            <text:p>grochk@mail.nih.gov </text:p>
          </table:table-cell>
          <table:table-cell office:value-type="string">
            <text:p>George Komatsoulis</text:p>
          </table:table-cell>
          <table:table-cell office:value-type="string">
            <text:p>Kevin Groch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1935-09-01">
            <text:p>09/01/35</text:p>
          </table:table-cell>
          <table:table-cell office:value-type="string">
            <text:p>29XS195</text:p>
          </table:table-cell>
          <table:table-cell office:value-type="string">
            <text:p>Translational Genomics Research Institute</text:p>
          </table:table-cell>
          <table:table-cell office:value-type="string">
            <text:p>In Silico Research Centers of Excellence-TGEN</text:p>
          </table:table-cell>
          <table:table-cell office:value-type="string">
            <text:p>#NAME?</text:p>
          </table:table-cell>
          <table:table-cell office:value-type="string">
            <text:p>grochk@mail.nih.gov </text:p>
          </table:table-cell>
          <table:table-cell office:value-type="string">
            <text:p>George Komatsoulis</text:p>
          </table:table-cell>
          <table:table-cell office:value-type="string">
            <text:p>Kevin Groch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1935-09-01">
            <text:p>09/01/35</text:p>
          </table:table-cell>
          <table:table-cell office:value-type="string">
            <text:p>29xs192</text:p>
          </table:table-cell>
          <table:table-cell office:value-type="string">
            <text:p>Columbia University</text:p>
          </table:table-cell>
          <table:table-cell office:value-type="string">
            <text:p>In Silico Research Centers of Excellence - Columbi</text:p>
          </table:table-cell>
          <table:table-cell office:value-type="string">
            <text:p>#NAME?</text:p>
          </table:table-cell>
          <table:table-cell office:value-type="string">
            <text:p>grochk@mail.nih.gov </text:p>
          </table:table-cell>
          <table:table-cell office:value-type="string">
            <text:p>George Komatsoulis</text:p>
          </table:table-cell>
          <table:table-cell office:value-type="string">
            <text:p>Kevin Groch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130-08-31">
            <text:p>09/01/30</text:p>
          </table:table-cell>
          <table:table-cell office:value-type="string">
            <text:p>29xs150</text:p>
          </table:table-cell>
          <table:table-cell office:value-type="string">
            <text:p>Nature Publishing Group</text:p>
          </table:table-cell>
          <table:table-cell office:value-type="string">
            <text:p>Pathway Interaction Database Data Curation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34-09-01">
            <text:p>09/01/34</text:p>
          </table:table-cell>
          <table:table-cell office:value-type="string">
            <text:p>29xs199</text:p>
          </table:table-cell>
          <table:table-cell office:value-type="string">
            <text:p>ESAC Inc.</text:p>
          </table:table-cell>
          <table:table-cell office:value-type="string">
            <text:p>Software and Data Quality Assurance</text:p>
          </table:table-cell>
          <table:table-cell office:value-type="string">
            <text:p>#NAME?</text:p>
          </table:table-cell>
          <table:table-cell office:value-type="string">
            <text:p>chudamanis@mail.nih.gov </text:p>
          </table:table-cell>
          <table:table-cell office:value-type="string">
            <text:p>Cliff Wong</text:p>
          </table:table-cell>
          <table:table-cell office:value-type="string">
            <text:p>Sudha Chudamani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CTMS</text:p>
          </table:table-cell>
          <table:table-cell office:value-type="date" office:date-value="295-09-01">
            <text:p>09/01/95</text:p>
          </table:table-cell>
          <table:table-cell office:value-type="string">
            <text:p>29xs225 TO01</text:p>
          </table:table-cell>
          <table:table-cell office:value-type="string">
            <text:p>ScenPro Inc.</text:p>
          </table:table-cell>
          <table:table-cell office:value-type="string">
            <text:p>DCP Support</text:p>
          </table:table-cell>
          <table:table-cell office:value-type="string">
            <text:p>#NAME?</text:p>
          </table:table-cell>
          <table:table-cell office:value-type="string">
            <text:p>karen.parness@nih.gov</text:p>
          </table:table-cell>
          <table:table-cell office:value-type="string">
            <text:p>John Speakman, Christo Andonyadis</text:p>
          </table:table-cell>
          <table:table-cell office:value-type="string">
            <text:p>Karen Parness</text:p>
          </table:table-cell>
          <table:table-cell table:number-columns-repeated="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ARCH</text:p>
          </table:table-cell>
          <table:table-cell office:value-type="date" office:date-value="219-09-01">
            <text:p>09/01/19</text:p>
          </table:table-cell>
          <table:table-cell office:value-type="string">
            <text:p>29xs200</text:p>
          </table:table-cell>
          <table:table-cell office:value-type="string">
            <text:p>ScenPro, Inc</text:p>
          </table:table-cell>
          <table:table-cell office:value-type="string">
            <text:p>CBIIT caCORE, caDSR and Interoperability Training </text:p>
          </table:table-cell>
          <table:table-cell office:value-type="string">
            <text:p>#NAME?</text:p>
          </table:table-cell>
          <table:table-cell office:value-type="string">
            <text:p>kathleen.mccormick@nih.gov</text:p>
          </table:table-cell>
          <table:table-cell office:value-type="string">
            <text:p>Leslie Derr</text:p>
          </table:table-cell>
          <table:table-cell office:value-type="string">
            <text:p>Kathleen McCormick</text:p>
          </table:table-cell>
          <table:table-cell table:number-columns-repeated="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VCDE</text:p>
          </table:table-cell>
          <table:table-cell table:style-name="Default" office:value-type="string">
            <text:p>09-312,09-207</text:p>
          </table:table-cell>
          <table:table-cell office:value-type="string">
            <text:p>29xs218 TO02</text:p>
          </table:table-cell>
          <table:table-cell office:value-type="string">
            <text:p>5AM Solutions Inc.</text:p>
          </table:table-cell>
          <table:table-cell office:value-type="string">
            <text:p>Build and Deployment Automation </text:p>
          </table:table-cell>
          <table:table-cell office:value-type="string">
            <text:p>#NAME?</text:p>
          </table:table-cell>
          <table:table-cell office:value-type="string">
            <text:p>Musharaf.Rashid@nih.gov</text:p>
          </table:table-cell>
          <table:table-cell office:value-type="string">
            <text:p>Anand Basu</text:p>
          </table:table-cell>
          <table:table-cell office:value-type="string">
            <text:p>Musharaf Rashid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Cross Cutting</text:p>
          </table:table-cell>
          <table:table-cell office:value-type="string">
            <text:p>ARRA</text:p>
          </table:table-cell>
          <table:table-cell office:value-type="string">
            <text:p>CBIIT</text:p>
          </table:table-cell>
          <table:table-cell table:style-name="Default" office:value-type="string">
            <text:p>09-207,09-306ST</text:p>
          </table:table-cell>
          <table:table-cell office:value-type="string">
            <text:p>29XS218 ST01</text:p>
          </table:table-cell>
          <table:table-cell office:value-type="string">
            <text:p>5AM Solutions</text:p>
          </table:table-cell>
          <table:table-cell office:value-type="string">
            <text:p>ARRA Software Technical and End-User Documentation</text:p>
          </table:table-cell>
          <table:table-cell office:value-type="string">
            <text:p>#NAME?</text:p>
          </table:table-cell>
          <table:table-cell office:value-type="string">
            <text:p>kathleen.mccormick@nih.gov</text:p>
          </table:table-cell>
          <table:table-cell office:value-type="string">
            <text:p>Jill Hadfield</text:p>
          </table:table-cell>
          <table:table-cell office:value-type="string">
            <text:p>Kathleen McCormick</text:p>
          </table:table-cell>
          <table:table-cell table:number-columns-repeated="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table:style-name="Default" office:value-type="string">
            <text:p>N/A</text:p>
          </table:table-cell>
          <table:table-cell office:value-type="string">
            <text:p>S10-106</text:p>
          </table:table-cell>
          <table:table-cell office:value-type="string">
            <text:p>International Outreach</text:p>
          </table:table-cell>
          <table:table-cell office:value-type="string">
            <text:p>Consultant - Anil Srivastava</text:p>
          </table:table-cell>
          <table:table-cell office:value-type="string">
            <text:p>#NAME?</text:p>
          </table:table-cell>
          <table:table-cell office:value-type="string">
            <text:p>greg.korzeniewski@nih.gov</text:p>
          </table:table-cell>
          <table:table-cell/>
          <table:table-cell office:value-type="string">
            <text:p>Greg Korzeniewski</text:p>
          </table:table-cell>
          <table:table-cell table:number-columns-repeated="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table:style-name="Default" office:value-type="string">
            <text:p>N/A</text:p>
          </table:table-cell>
          <table:table-cell office:value-type="string">
            <text:p>S10-104</text:p>
          </table:table-cell>
          <table:table-cell office:value-type="string">
            <text:p>Optimize IT</text:p>
          </table:table-cell>
          <table:table-cell office:value-type="string">
            <text:p>Consultant- Amy Walker</text:p>
          </table:table-cell>
          <table:table-cell office:value-type="string">
            <text:p>#NAME?</text:p>
          </table:table-cell>
          <table:table-cell office:value-type="string">
            <text:p>greg.korzeniewski@nih.gov</text:p>
          </table:table-cell>
          <table:table-cell/>
          <table:table-cell office:value-type="string">
            <text:p>Greg Korzeniewski</text:p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07-09-01">
            <text:p>09/01/07</text:p>
          </table:table-cell>
          <table:table-cell office:value-type="string">
            <text:p>29xs218 TO03</text:p>
          </table:table-cell>
          <table:table-cell office:value-type="string">
            <text:p>5AM Solutions</text:p>
          </table:table-cell>
          <table:table-cell office:value-type="string">
            <text:p>Software Technical and End-User Documentation Supp</text:p>
          </table:table-cell>
          <table:table-cell office:value-type="string">
            <text:p>#NAME?</text:p>
          </table:table-cell>
          <table:table-cell office:value-type="string">
            <text:p>kathleen.mccormick@nih.gov</text:p>
          </table:table-cell>
          <table:table-cell office:value-type="string">
            <text:p>Jill Hadfield</text:p>
          </table:table-cell>
          <table:table-cell office:value-type="string">
            <text:p>Kathleen McCormick</text:p>
          </table:table-cell>
          <table:table-cell table:number-columns-repeated="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Cross Cutting</text:p>
          </table:table-cell>
          <table:table-cell office:value-type="string">
            <text:p>ARRA</text:p>
          </table:table-cell>
          <table:table-cell office:value-type="string">
            <text:p>ARCH</text:p>
          </table:table-cell>
          <table:table-cell table:style-name="Default" office:value-type="string">
            <text:p>09-306ST</text:p>
          </table:table-cell>
          <table:table-cell office:value-type="string">
            <text:p>N/A</text:p>
          </table:table-cell>
          <table:table-cell office:value-type="string">
            <text:p>Jim Oberthaler</text:p>
          </table:table-cell>
          <table:table-cell office:value-type="string">
            <text:p>Consultant- Jim Oberthaler</text:p>
          </table:table-cell>
          <table:table-cell office:value-type="string">
            <text:p>#NAME?</text:p>
          </table:table-cell>
          <table:table-cell office:value-type="string">
            <text:p>greg.korzeniewski@nih.gov</text:p>
          </table:table-cell>
          <table:table-cell/>
          <table:table-cell office:value-type="string">
            <text:p>Greg Korzeniewski</text:p>
          </table:table-cell>
          <table:table-cell table:number-columns-repeated="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Clinical Sciences</text:p>
          </table:table-cell>
          <table:table-cell office:value-type="string">
            <text:p>ARRA</text:p>
          </table:table-cell>
          <table:table-cell office:value-type="string">
            <text:p>STAFF</text:p>
          </table:table-cell>
          <table:table-cell table:style-name="Default" office:value-type="string">
            <text:p>09-307ST</text:p>
          </table:table-cell>
          <table:table-cell office:value-type="string">
            <text:p>N/A</text:p>
          </table:table-cell>
          <table:table-cell office:value-type="string">
            <text:p>SAIC-F</text:p>
          </table:table-cell>
          <table:table-cell office:value-type="string">
            <text:p>caEHR- labor</text:p>
          </table:table-cell>
          <table:table-cell office:value-type="string">
            <text:p>#NAME?</text:p>
          </table:table-cell>
          <table:table-cell office:value-type="string">
            <text:p>greg.korzeniewski@nih.gov</text:p>
          </table:table-cell>
          <table:table-cell office:value-type="string">
            <text:p>N/A</text:p>
          </table:table-cell>
          <table:table-cell office:value-type="string">
            <text:p>Greg Korzeniewski</text:p>
          </table:table-cell>
          <table:table-cell table:number-columns-repeated="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07-09-01">
            <text:p>09/01/07</text:p>
          </table:table-cell>
          <table:table-cell office:value-type="string">
            <text:p>29xs219</text:p>
          </table:table-cell>
          <table:table-cell office:value-type="string">
            <text:p>Essex Management, LLC</text:p>
          </table:table-cell>
          <table:table-cell office:value-type="string">
            <text:p>NCI Support Services for the CBIIT - Essex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07-09-01">
            <text:p>09/01/07</text:p>
          </table:table-cell>
          <table:table-cell office:value-type="string">
            <text:p>29xs218</text:p>
          </table:table-cell>
          <table:table-cell office:value-type="string">
            <text:p>5AM Solutions, Inc.</text:p>
          </table:table-cell>
          <table:table-cell office:value-type="string">
            <text:p>NCI Support Services for the CBIIT- 5AM Solutions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07-09-01">
            <text:p>09/01/07</text:p>
          </table:table-cell>
          <table:table-cell office:value-type="string">
            <text:p>29xs228</text:p>
          </table:table-cell>
          <table:table-cell office:value-type="string">
            <text:p>Apelon, Inc.,</text:p>
          </table:table-cell>
          <table:table-cell office:value-type="string">
            <text:p>NCI Support Services for the CBIIT- Apelon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07-09-01">
            <text:p>09/01/07</text:p>
          </table:table-cell>
          <table:table-cell office:value-type="string">
            <text:p>29xs227</text:p>
          </table:table-cell>
          <table:table-cell office:value-type="string">
            <text:p>Systems Research and Applications Corporation</text:p>
          </table:table-cell>
          <table:table-cell office:value-type="string">
            <text:p>NCI Support Services for the CBIIT- SRA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07-09-01">
            <text:p>09/01/07</text:p>
          </table:table-cell>
          <table:table-cell office:value-type="string">
            <text:p>29xs224</text:p>
          </table:table-cell>
          <table:table-cell office:value-type="string">
            <text:p>Agilex Technologies Inc.,</text:p>
          </table:table-cell>
          <table:table-cell office:value-type="string">
            <text:p>NCI Support Services for the CBIIT- Agilex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07-09-01">
            <text:p>09/01/07</text:p>
          </table:table-cell>
          <table:table-cell office:value-type="string">
            <text:p>29xs223</text:p>
          </table:table-cell>
          <table:table-cell office:value-type="string">
            <text:p>Ekagra Software Technologies</text:p>
          </table:table-cell>
          <table:table-cell office:value-type="string">
            <text:p>NCI Support Services for the CBIIT - Ekagra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07-09-01">
            <text:p>09/01/07</text:p>
          </table:table-cell>
          <table:table-cell office:value-type="string">
            <text:p>29xs225</text:p>
          </table:table-cell>
          <table:table-cell office:value-type="string">
            <text:p>ScenPro, Inc.</text:p>
          </table:table-cell>
          <table:table-cell office:value-type="string">
            <text:p>NCI Support Services for the CBIIT - ScenPro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07-09-01">
            <text:p>09/01/07</text:p>
          </table:table-cell>
          <table:table-cell office:value-type="string">
            <text:p>29xs222</text:p>
          </table:table-cell>
          <table:table-cell office:value-type="string">
            <text:p>SemanticBits, LLC</text:p>
          </table:table-cell>
          <table:table-cell office:value-type="string">
            <text:p>NCI Support Services for the CBIIT - SemanticBits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07-09-01">
            <text:p>09/01/07</text:p>
          </table:table-cell>
          <table:table-cell office:value-type="string">
            <text:p>29xs220</text:p>
          </table:table-cell>
          <table:table-cell office:value-type="string">
            <text:p>LabAnswer</text:p>
          </table:table-cell>
          <table:table-cell office:value-type="string">
            <text:p>NCI Support Services for the CBIIT - LabAnswer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07-09-01">
            <text:p>09/01/07</text:p>
          </table:table-cell>
          <table:table-cell office:value-type="string">
            <text:p>29xs231</text:p>
          </table:table-cell>
          <table:table-cell office:value-type="string">
            <text:p>Sapient Government Services</text:p>
          </table:table-cell>
          <table:table-cell office:value-type="string">
            <text:p>NCI Support Services for the CBIIT - Sapient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07-09-01">
            <text:p>09/01/07</text:p>
          </table:table-cell>
          <table:table-cell office:value-type="string">
            <text:p>29xs221</text:p>
          </table:table-cell>
          <table:table-cell office:value-type="string">
            <text:p>Terrapin Systems LLC</text:p>
          </table:table-cell>
          <table:table-cell office:value-type="string">
            <text:p>NCI Support Services for the CBIIT - Terrapin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07-09-01">
            <text:p>09/01/07</text:p>
          </table:table-cell>
          <table:table-cell office:value-type="string">
            <text:p>29xs229</text:p>
          </table:table-cell>
          <table:table-cell office:value-type="string">
            <text:p>Northrop GrummanInformation Technology, Inc.</text:p>
          </table:table-cell>
          <table:table-cell office:value-type="string">
            <text:p>NCI Support Services for the CBIIT - NorthropGrumm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07-09-01">
            <text:p>09/01/07</text:p>
          </table:table-cell>
          <table:table-cell office:value-type="string">
            <text:p>29xs232</text:p>
          </table:table-cell>
          <table:table-cell office:value-type="string">
            <text:p>SAIC</text:p>
          </table:table-cell>
          <table:table-cell office:value-type="string">
            <text:p>NCI Support Services for the CBIIT - SAIC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07-09-01">
            <text:p>09/01/07</text:p>
          </table:table-cell>
          <table:table-cell office:value-type="string">
            <text:p>29xs226</text:p>
          </table:table-cell>
          <table:table-cell office:value-type="string">
            <text:p>Stanford University</text:p>
          </table:table-cell>
          <table:table-cell office:value-type="string">
            <text:p>NCI Support Services for the CBIIT- Stanford Unive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07-09-01">
            <text:p>09/01/07</text:p>
          </table:table-cell>
          <table:table-cell office:value-type="string">
            <text:p>29xs233</text:p>
          </table:table-cell>
          <table:table-cell office:value-type="string">
            <text:p>Booz Allen Hamilton</text:p>
          </table:table-cell>
          <table:table-cell office:value-type="string">
            <text:p>NCI Support Services for the CBIIT - Booz Allen Ha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07-09-01">
            <text:p>09/01/07</text:p>
          </table:table-cell>
          <table:table-cell office:value-type="string">
            <text:p>29xs230</text:p>
          </table:table-cell>
          <table:table-cell office:value-type="string">
            <text:p>Lockheed Martin</text:p>
          </table:table-cell>
          <table:table-cell office:value-type="string">
            <text:p>NCI Support Services for the CBIIT - Lockheed Mart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07-09-01">
            <text:p>09/01/07</text:p>
          </table:table-cell>
          <table:table-cell table:number-columns-repeated="2" office:value-type="string">
            <text:p>N/A</text:p>
          </table:table-cell>
          <table:table-cell office:value-type="string">
            <text:p>NCI Support Services for the CBIIT - BOA</text:p>
          </table:table-cell>
          <table:table-cell office:value-type="string">
            <text:p>#NAME?</text:p>
          </table:table-cell>
          <table:table-cell office:value-type="string">
            <text:p>greg.korzeniewski@nih.gov</text:p>
          </table:table-cell>
          <table:table-cell office:value-type="string">
            <text:p>George Komatsoulis</text:p>
          </table:table-cell>
          <table:table-cell office:value-type="string">
            <text:p>Greg Korzeniewski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CTMS</text:p>
          </table:table-cell>
          <table:table-cell office:value-type="date" office:date-value="140-07-31">
            <text:p>08/01/40</text:p>
          </table:table-cell>
          <table:table-cell office:value-type="string">
            <text:p>28XS120</text:p>
          </table:table-cell>
          <table:table-cell office:value-type="string">
            <text:p>Mayo Clinic</text:p>
          </table:table-cell>
          <table:table-cell office:value-type="string">
            <text:p>BRIDG Technical Participant</text:p>
          </table:table-cell>
          <table:table-cell office:value-type="string">
            <text:p>#NAME?</text:p>
          </table:table-cell>
          <table:table-cell office:value-type="string">
            <text:p>kathleen.mccormick@nih.gov</text:p>
          </table:table-cell>
          <table:table-cell office:value-type="string">
            <text:p>John Speakman, Christo Andonyadis</text:p>
          </table:table-cell>
          <table:table-cell office:value-type="string">
            <text:p>Kathleen McCormick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CTMS</text:p>
          </table:table-cell>
          <table:table-cell office:value-type="date" office:date-value="143-07-31">
            <text:p>08/01/43</text:p>
          </table:table-cell>
          <table:table-cell office:value-type="string">
            <text:p>28XS109</text:p>
          </table:table-cell>
          <table:table-cell office:value-type="string">
            <text:p>ScenPro, Inc</text:p>
          </table:table-cell>
          <table:table-cell office:value-type="string">
            <text:p>CTMS Analyst </text:p>
          </table:table-cell>
          <table:table-cell office:value-type="string">
            <text:p>#NAME?</text:p>
          </table:table-cell>
          <table:table-cell office:value-type="string">
            <text:p>steven.silberman@nih.gov</text:p>
          </table:table-cell>
          <table:table-cell office:value-type="string">
            <text:p>John Speakman, Christo Andonyadis</text:p>
          </table:table-cell>
          <table:table-cell office:value-type="string">
            <text:p>Steven Silberman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CTMS</text:p>
          </table:table-cell>
          <table:table-cell office:value-type="date" office:date-value="147-05-31">
            <text:p>06/01/47</text:p>
          </table:table-cell>
          <table:table-cell office:value-type="string">
            <text:p>26XS266</text:p>
          </table:table-cell>
          <table:table-cell office:value-type="string">
            <text:p>ScenPro</text:p>
          </table:table-cell>
          <table:table-cell office:value-type="string">
            <text:p>CT &amp; CTMS Development/Scenpro</text:p>
          </table:table-cell>
          <table:table-cell office:value-type="string">
            <text:p>#NAME?</text:p>
          </table:table-cell>
          <table:table-cell office:value-type="string">
            <text:p>steven.silberman@nih.gov</text:p>
          </table:table-cell>
          <table:table-cell office:value-type="string">
            <text:p>John Speakman, Christo Andonyadis</text:p>
          </table:table-cell>
          <table:table-cell office:value-type="string">
            <text:p>Steven Silberman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KC</text:p>
          </table:table-cell>
          <table:table-cell office:value-type="date" office:date-value="116-06-30">
            <text:p>07/01/16</text:p>
          </table:table-cell>
          <table:table-cell office:value-type="string">
            <text:p>28XS193</text:p>
          </table:table-cell>
          <table:table-cell office:value-type="string">
            <text:p>Duke University</text:p>
          </table:table-cell>
          <table:table-cell office:value-type="string">
            <text:p>Clinical Trials Management Systems KC</text:p>
          </table:table-cell>
          <table:table-cell office:value-type="string">
            <text:p>#NAME?</text:p>
          </table:table-cell>
          <table:table-cell office:value-type="string">
            <text:p>steven.silberman@nih.gov</text:p>
          </table:table-cell>
          <table:table-cell office:value-type="string">
            <text:p>John Speakman</text:p>
          </table:table-cell>
          <table:table-cell office:value-type="string">
            <text:p>Steven Silberman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KC</text:p>
          </table:table-cell>
          <table:table-cell office:value-type="date" office:date-value="116-06-30">
            <text:p>07/01/16</text:p>
          </table:table-cell>
          <table:table-cell office:value-type="string">
            <text:p>28XS191</text:p>
          </table:table-cell>
          <table:table-cell office:value-type="string">
            <text:p>Ohio State University</text:p>
          </table:table-cell>
          <table:table-cell office:value-type="string">
            <text:p>caGRID KC</text:p>
          </table:table-cell>
          <table:table-cell office:value-type="string">
            <text:p>#NAME?</text:p>
          </table:table-cell>
          <table:table-cell office:value-type="string">
            <text:p>breml@mail.nih.gov </text:p>
          </table:table-cell>
          <table:table-cell office:value-type="string">
            <text:p>Avinash Shanbhag</text:p>
          </table:table-cell>
          <table:table-cell office:value-type="string">
            <text:p>Lawrence Brem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KC</text:p>
          </table:table-cell>
          <table:table-cell office:value-type="date" office:date-value="116-06-30">
            <text:p>07/01/16</text:p>
          </table:table-cell>
          <table:table-cell office:value-type="string">
            <text:p>28XS192</text:p>
          </table:table-cell>
          <table:table-cell office:value-type="string">
            <text:p>Mayo Clinic</text:p>
          </table:table-cell>
          <table:table-cell office:value-type="string">
            <text:p>Vocabulary KC</text:p>
          </table:table-cell>
          <table:table-cell office:value-type="string">
            <text:p>#NAME?</text:p>
          </table:table-cell>
          <table:table-cell office:value-type="string">
            <text:p>Musharaf.Rashid@nih.gov</text:p>
          </table:table-cell>
          <table:table-cell office:value-type="string">
            <text:p>Frank Hartel, Sherri De Corronado</text:p>
          </table:table-cell>
          <table:table-cell office:value-type="string">
            <text:p>Musharaf Rashid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KC</text:p>
          </table:table-cell>
          <table:table-cell office:value-type="date" office:date-value="116-06-30">
            <text:p>07/01/16</text:p>
          </table:table-cell>
          <table:table-cell office:value-type="string">
            <text:p>28XS194</text:p>
          </table:table-cell>
          <table:table-cell office:value-type="string">
            <text:p>Columbia University</text:p>
          </table:table-cell>
          <table:table-cell office:value-type="string">
            <text:p>Molecular Analysis Tools KC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Juli Klemm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CTMS</text:p>
          </table:table-cell>
          <table:table-cell office:value-type="date" office:date-value="1951-09-01">
            <text:p>09/01/51</text:p>
          </table:table-cell>
          <table:table-cell office:value-type="string">
            <text:p>29xs113</text:p>
          </table:table-cell>
          <table:table-cell office:value-type="string">
            <text:p>Lockheed Martin Aspen Systems Corp.</text:p>
          </table:table-cell>
          <table:table-cell office:value-type="string">
            <text:p>Clinical Trials Reporting Office (CTRO) support</text:p>
          </table:table-cell>
          <table:table-cell office:value-type="string">
            <text:p>#NAME?</text:p>
          </table:table-cell>
          <table:table-cell office:value-type="string">
            <text:p>Vijayakumar Sundararajan</text:p>
          </table:table-cell>
          <table:table-cell office:value-type="string">
            <text:p>John speakman</text:p>
          </table:table-cell>
          <table:table-cell office:value-type="string">
            <text:p>Vijayakumar Sundararajan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VCDE</text:p>
          </table:table-cell>
          <table:table-cell office:value-type="date" office:date-value="299-08-01">
            <text:p>08/01/99</text:p>
          </table:table-cell>
          <table:table-cell office:value-type="string">
            <text:p>29XS090</text:p>
          </table:table-cell>
          <table:table-cell office:value-type="string">
            <text:p>ScenPro</text:p>
          </table:table-cell>
          <table:table-cell office:value-type="string">
            <text:p>Life Science Domain Model</text:p>
          </table:table-cell>
          <table:table-cell office:value-type="string">
            <text:p>#NAME?</text:p>
          </table:table-cell>
          <table:table-cell office:value-type="string">
            <text:p>breml@mail.nih.gov </text:p>
          </table:table-cell>
          <table:table-cell office:value-type="string">
            <text:p>Frank Hartel, Sherri De Corronado</text:p>
          </table:table-cell>
          <table:table-cell office:value-type="string">
            <text:p>Lawrence Brem</text:p>
          </table:table-cell>
          <table:table-cell table:number-columns-repeated="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74-08-01">
            <text:p>08/01/74</text:p>
          </table:table-cell>
          <table:table-cell office:value-type="string">
            <text:p>28XS237</text:p>
          </table:table-cell>
          <table:table-cell office:value-type="string">
            <text:p>Dionne-Associates</text:p>
          </table:table-cell>
          <table:table-cell office:value-type="string">
            <text:p>Support for NCI Prot</text:p>
          </table:table-cell>
          <table:table-cell office:value-type="string">
            <text:p>#NAME?</text:p>
          </table:table-cell>
          <table:table-cell office:value-type="string">
            <text:p>Musharaf.Rashid@nih.gov</text:p>
          </table:table-cell>
          <table:table-cell office:value-type="string">
            <text:p>Sherri de Coronado</text:p>
          </table:table-cell>
          <table:table-cell office:value-type="string">
            <text:p>Michelle Lee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60-09-01">
            <text:p>09/01/60</text:p>
          </table:table-cell>
          <table:table-cell/>
          <table:table-cell office:value-type="string">
            <text:p>SAIC-Frederick</text:p>
          </table:table-cell>
          <table:table-cell office:value-type="string">
            <text:p>In Silico Research Centers of Excellence- ABCC</text:p>
          </table:table-cell>
          <table:table-cell office:value-type="string">
            <text:p>#NAME?</text:p>
          </table:table-cell>
          <table:table-cell office:value-type="string">
            <text:p>greg.korzeniewski@nih.gov</text:p>
          </table:table-cell>
          <table:table-cell office:value-type="string">
            <text:p>George Komatsoulis</text:p>
          </table:table-cell>
          <table:table-cell office:value-type="string">
            <text:p>Greg Korzeniewski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1946-08-01">
            <text:p>08/01/46</text:p>
          </table:table-cell>
          <table:table-cell office:value-type="string">
            <text:p>28XS149</text:p>
          </table:table-cell>
          <table:table-cell office:value-type="string">
            <text:p>SAIC (BOA)</text:p>
          </table:table-cell>
          <table:table-cell office:value-type="string">
            <text:p>Data Collection and Analysis (BOA)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1946-08-01">
            <text:p>08/01/46</text:p>
          </table:table-cell>
          <table:table-cell office:value-type="string">
            <text:p>28XS151</text:p>
          </table:table-cell>
          <table:table-cell office:value-type="string">
            <text:p>Westat, Inc. (BOA)</text:p>
          </table:table-cell>
          <table:table-cell office:value-type="string">
            <text:p>Data Collection and Analysis (BOA)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1946-08-01">
            <text:p>08/01/46</text:p>
          </table:table-cell>
          <table:table-cell office:value-type="string">
            <text:p>28XS150</text:p>
          </table:table-cell>
          <table:table-cell office:value-type="string">
            <text:p>Systems Research and Applications Corporation (BOA)</text:p>
          </table:table-cell>
          <table:table-cell office:value-type="string">
            <text:p>TARGET Data Coordination (BOA)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163-05-31">
            <text:p>06/01/63</text:p>
          </table:table-cell>
          <table:table-cell office:value-type="string">
            <text:p>26XS275</text:p>
          </table:table-cell>
          <table:table-cell office:value-type="string">
            <text:p>Systems Research and Applications Corporation</text:p>
          </table:table-cell>
          <table:table-cell office:value-type="string">
            <text:p>Website for Bio-Med-Pathway Interaction Database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136-06-30">
            <text:p>07/01/36</text:p>
          </table:table-cell>
          <table:table-cell office:value-type="string">
            <text:p>27XS128</text:p>
          </table:table-cell>
          <table:table-cell office:value-type="string">
            <text:p>5AM Solutions Inc.</text:p>
          </table:table-cell>
          <table:table-cell office:value-type="string">
            <text:p>Technical Project Management Support</text:p>
          </table:table-cell>
          <table:table-cell office:value-type="string">
            <text:p>#NAME?</text:p>
          </table:table-cell>
          <table:table-cell office:value-type="string">
            <text:p>breml@mail.nih.gov </text:p>
          </table:table-cell>
          <table:table-cell office:value-type="string">
            <text:p>Anand Basu</text:p>
          </table:table-cell>
          <table:table-cell office:value-type="string">
            <text:p>Lawrence Brem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021-07-01">
            <text:p>07/01/21</text:p>
          </table:table-cell>
          <table:table-cell office:value-type="string">
            <text:p>27XS075</text:p>
          </table:table-cell>
          <table:table-cell office:value-type="string">
            <text:p>Clark &amp; Parsia LLC</text:p>
          </table:table-cell>
          <table:table-cell office:value-type="string">
            <text:p>Exp. &amp; Impact Prot</text:p>
          </table:table-cell>
          <table:table-cell office:value-type="string">
            <text:p>#NAME?</text:p>
          </table:table-cell>
          <table:table-cell office:value-type="string">
            <text:p>Musharaf.Rashid@nih.gov</text:p>
          </table:table-cell>
          <table:table-cell office:value-type="string">
            <text:p>Sherri DeCoronado</text:p>
          </table:table-cell>
          <table:table-cell office:value-type="string">
            <text:p>Michelle Lee</text:p>
          </table:table-cell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VCDE</text:p>
          </table:table-cell>
          <table:table-cell office:value-type="date" office:date-value="207-09-01">
            <text:p>09/01/07</text:p>
          </table:table-cell>
          <table:table-cell office:value-type="string">
            <text:p>10XS082</text:p>
          </table:table-cell>
          <table:table-cell office:value-type="string">
            <text:p>Stanford University</text:p>
          </table:table-cell>
          <table:table-cell office:value-type="string">
            <text:p>NCI Protégé 1.4 Deployment and O&amp;M Support</text:p>
          </table:table-cell>
          <table:table-cell office:value-type="string">
            <text:p>#NAME?</text:p>
          </table:table-cell>
          <table:table-cell office:value-type="string">
            <text:p>Musharaf.Rashid@nih.gov</text:p>
          </table:table-cell>
          <table:table-cell office:value-type="string">
            <text:p>Sherri De Coronado</text:p>
          </table:table-cell>
          <table:table-cell office:value-type="string">
            <text:p>Musharaf Rashid</text:p>
          </table:table-cell>
          <table:table-cell table:number-columns-repeated="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Cross Cutting</text:p>
          </table:table-cell>
          <table:table-cell office:value-type="string">
            <text:p>ARRA</text:p>
          </table:table-cell>
          <table:table-cell office:value-type="string">
            <text:p>VCDE</text:p>
          </table:table-cell>
          <table:table-cell table:style-name="Default" office:value-type="string">
            <text:p>09-207,09-306ST</text:p>
          </table:table-cell>
          <table:table-cell office:value-type="string">
            <text:p>29xs230 ST01</text:p>
          </table:table-cell>
          <table:table-cell office:value-type="string">
            <text:p>Lockheed Martin Aspen Systems Corp.</text:p>
          </table:table-cell>
          <table:table-cell office:value-type="string">
            <text:p>EVS Terminology Development Support</text:p>
          </table:table-cell>
          <table:table-cell office:value-type="string">
            <text:p>#NAME?</text:p>
          </table:table-cell>
          <table:table-cell office:value-type="string">
            <text:p>breml@mail.nih.gov </text:p>
          </table:table-cell>
          <table:table-cell office:value-type="string">
            <text:p>Margaret Haber</text:p>
          </table:table-cell>
          <table:table-cell office:value-type="string">
            <text:p>Lawrence Brem</text:p>
          </table:table-cell>
          <table:table-cell table:number-columns-repeated="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Cross Cutting</text:p>
          </table:table-cell>
          <table:table-cell office:value-type="string">
            <text:p>ARRA</text:p>
          </table:table-cell>
          <table:table-cell office:value-type="string">
            <text:p>STAFF</text:p>
          </table:table-cell>
          <table:table-cell table:style-name="Default" office:value-type="string">
            <text:p>09-306ST</text:p>
          </table:table-cell>
          <table:table-cell office:value-type="string">
            <text:p>N/A</text:p>
          </table:table-cell>
          <table:table-cell office:value-type="string">
            <text:p>SAIC-F</text:p>
          </table:table-cell>
          <table:table-cell office:value-type="string">
            <text:p>Cancer Cloud - Labor</text:p>
          </table:table-cell>
          <table:table-cell office:value-type="string">
            <text:p>#NAME?</text:p>
          </table:table-cell>
          <table:table-cell office:value-type="string">
            <text:p>greg.korzeniewski@nih.gov</text:p>
          </table:table-cell>
          <table:table-cell office:value-type="string">
            <text:p>N/A</text:p>
          </table:table-cell>
          <table:table-cell office:value-type="string">
            <text:p>Greg Korzeniewski</text:p>
          </table:table-cell>
          <table:table-cell table:number-columns-repeated="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Life Sciences</text:p>
          </table:table-cell>
          <table:table-cell office:value-type="string">
            <text:p>ARRA</text:p>
          </table:table-cell>
          <table:table-cell office:value-type="string">
            <text:p>ICR</text:p>
          </table:table-cell>
          <table:table-cell table:style-name="Default" office:value-type="string">
            <text:p>09-207, 09-148ST</text:p>
          </table:table-cell>
          <table:table-cell office:value-type="string">
            <text:p>29xs227 ST01</text:p>
          </table:table-cell>
          <table:table-cell office:value-type="string">
            <text:p>Systems Research and Applications, Inc.</text:p>
          </table:table-cell>
          <table:table-cell office:value-type="string">
            <text:p>TARGET-DCC</text:p>
          </table:table-cell>
          <table:table-cell office:value-type="string">
            <text:p>#NAME?</text:p>
          </table:table-cell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Clinical Sciences</text:p>
          </table:table-cell>
          <table:table-cell office:value-type="string">
            <text:p>ARRA</text:p>
          </table:table-cell>
          <table:table-cell office:value-type="string">
            <text:p>STAFF</text:p>
          </table:table-cell>
          <table:table-cell table:style-name="Default" office:value-type="string">
            <text:p>09-316ST</text:p>
          </table:table-cell>
          <table:table-cell office:value-type="string">
            <text:p>N/A</text:p>
          </table:table-cell>
          <table:table-cell office:value-type="string">
            <text:p>SAIC-F</text:p>
          </table:table-cell>
          <table:table-cell office:value-type="string">
            <text:p>CTRP - Labor</text:p>
          </table:table-cell>
          <table:table-cell office:value-type="string">
            <text:p>#NAME?</text:p>
          </table:table-cell>
          <table:table-cell office:value-type="string">
            <text:p>greg.korzeniewski@nih.gov</text:p>
          </table:table-cell>
          <table:table-cell office:value-type="string">
            <text:p>n/A</text:p>
          </table:table-cell>
          <table:table-cell office:value-type="string">
            <text:p>Greg Korzeniewski</text:p>
          </table:table-cell>
          <table:table-cell table:number-columns-repeated="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CTMS</text:p>
          </table:table-cell>
          <table:table-cell office:value-type="date" office:date-value="144-07-31">
            <text:p>08/01/44</text:p>
          </table:table-cell>
          <table:table-cell office:value-type="string">
            <text:p>28XS110</text:p>
          </table:table-cell>
          <table:table-cell office:value-type="string">
            <text:p>Essex Management, LLC</text:p>
          </table:table-cell>
          <table:table-cell office:value-type="string">
            <text:p>Clinical Trials Business Analysis Services</text:p>
          </table:table-cell>
          <table:table-cell office:value-type="string">
            <text:p>#NAME?</text:p>
          </table:table-cell>
          <table:table-cell office:value-type="string">
            <text:p>nancy.roche@nih.gov</text:p>
          </table:table-cell>
          <table:table-cell office:value-type="string">
            <text:p>John Speakman, Christo Andonyadis</text:p>
          </table:table-cell>
          <table:table-cell office:value-type="string">
            <text:p>Nancy Roche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IMAG</text:p>
          </table:table-cell>
          <table:table-cell office:value-type="date" office:date-value="144-08-31">
            <text:p>09/01/44</text:p>
          </table:table-cell>
          <table:table-cell office:value-type="string">
            <text:p>N/A</text:p>
          </table:table-cell>
          <table:table-cell office:value-type="string">
            <text:p>SAIC</text:p>
          </table:table-cell>
          <table:table-cell office:value-type="string">
            <text:p>NBIA (National Biomedical Imaging Archive)</text:p>
          </table:table-cell>
          <table:table-cell office:value-type="string">
            <text:p>nbia</text:p>
          </table:table-cell>
          <table:table-cell office:value-type="string">
            <text:p>chudamanis@mail.nih.gov </text:p>
          </table:table-cell>
          <table:table-cell office:value-type="string">
            <text:p>Robert Shirley</text:p>
          </table:table-cell>
          <table:table-cell office:value-type="string">
            <text:p>Sudha Chudamani</text:p>
          </table:table-cell>
          <table:table-cell office:value-type="string">
            <text:p>Jennifer Zeng</text:p>
          </table:table-cell>
          <table:table-cell office:value-type="string">
            <text:p>zengje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office:value-type="string">
            <text:p>Part of EVS Focus Contract; shall be awarded within next week or so.</text:p>
          </table:table-cell>
          <table:table-cell office:value-type="string">
            <text:p>ncit</text:p>
          </table:table-cell>
          <table:table-cell office:value-type="string">
            <text:p>Musharaf.Rashid@nih.gov</text:p>
          </table:table-cell>
          <table:table-cell/>
          <table:table-cell office:value-type="string">
            <text:p>Musharaf Rashid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CTMS</text:p>
          </table:table-cell>
          <table:table-cell office:value-type="date" office:date-value="1957-08-01">
            <text:p>08/01/57</text:p>
          </table:table-cell>
          <table:table-cell office:value-type="string">
            <text:p>28XS083</text:p>
          </table:table-cell>
          <table:table-cell office:value-type="string">
            <text:p>5AM Solutions Inc.</text:p>
          </table:table-cell>
          <table:table-cell office:value-type="string">
            <text:p>Enterprise Service &amp; CTRP Development Suppor</text:p>
          </table:table-cell>
          <table:table-cell office:value-type="string">
            <text:p>#NAME?</text:p>
          </table:table-cell>
          <table:table-cell office:value-type="string">
            <text:p>steven.silberman@nih.gov</text:p>
          </table:table-cell>
          <table:table-cell office:value-type="string">
            <text:p>John Speakman, Christo Andonyadis</text:p>
          </table:table-cell>
          <table:table-cell office:value-type="string">
            <text:p>Steven Silberman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Clinical Sciences</text:p>
          </table:table-cell>
          <table:table-cell office:value-type="string">
            <text:p>Appropriated</text:p>
          </table:table-cell>
          <table:table-cell office:value-type="string">
            <text:p>CTMS</text:p>
          </table:table-cell>
          <table:table-cell office:value-type="date" office:date-value="266-09-01">
            <text:p>09/01/66</text:p>
          </table:table-cell>
          <table:table-cell office:value-type="string">
            <text:p>29xs209</text:p>
          </table:table-cell>
          <table:table-cell office:value-type="string">
            <text:p>Healthcare IT, INc</text:p>
          </table:table-cell>
          <table:table-cell office:value-type="string">
            <text:p>caMatch Enhancement </text:p>
          </table:table-cell>
          <table:table-cell office:value-type="string">
            <text:p>Per Christo (NCI PO), itﾒs still considered a ﾓpilotﾔ project enough that BDA certification doesnﾒt apply yet. <text:s/>He said that it is not tied into the CBIIT infrastructure yet and the cost of doing so is not currently budgeted</text:p>
          </table:table-cell>
          <table:table-cell office:value-type="string">
            <text:p>karen.parness@nih.gov</text:p>
          </table:table-cell>
          <table:table-cell office:value-type="string">
            <text:p>John Speakman</text:p>
          </table:table-cell>
          <table:table-cell office:value-type="string">
            <text:p>Karen Parness</text:p>
          </table:table-cell>
          <table:table-cell office:value-type="string">
            <text:p>Edmond Mulaire</text:p>
          </table:table-cell>
          <table:table-cell office:value-type="string">
            <text:p>edmond.mulaire@semanticbits.com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table:style-name="Default" office:value-type="string">
            <text:p>N/A</text:p>
          </table:table-cell>
          <table:table-cell office:value-type="string">
            <text:p>10XS085</text:p>
          </table:table-cell>
          <table:table-cell office:value-type="string">
            <text:p>Moxie Informatics</text:p>
          </table:table-cell>
          <table:table-cell office:value-type="string">
            <text:p>LABORATORY OF POPULATION GENETICS (LPG) INFORMATIC</text:p>
          </table:table-cell>
          <table:table-cell office:value-type="string">
            <text:p>Product name is caLIMS2, 2 contracts assoc with it called caLIMS2 with 5am and other is LPG and its 1 piece of software -Needs BDA</text:p>
          </table:table-cell>
          <table:table-cell office:value-type="string">
            <text:p>rodney.winkler@nih.gov</text:p>
          </table:table-cell>
          <table:table-cell office:value-type="string">
            <text:p>Robert Clifford</text:p>
          </table:table-cell>
          <table:table-cell office:value-type="string">
            <text:p>Rodney Winkler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ARCH</text:p>
          </table:table-cell>
          <table:table-cell office:value-type="date" office:date-value="102-07-31">
            <text:p>08/01/02</text:p>
          </table:table-cell>
          <table:table-cell office:value-type="string">
            <text:p>28XS097</text:p>
          </table:table-cell>
          <table:table-cell office:value-type="string">
            <text:p>Ohio State University</text:p>
          </table:table-cell>
          <table:table-cell office:value-type="string">
            <text:p>caGrid Core Development</text:p>
          </table:table-cell>
          <table:table-cell office:value-type="string">
            <text:p>#NAME?</text:p>
          </table:table-cell>
          <table:table-cell office:value-type="string">
            <text:p>breml@mail.nih.gov </text:p>
          </table:table-cell>
          <table:table-cell office:value-type="string">
            <text:p>Avinash Shanbhag</text:p>
          </table:table-cell>
          <table:table-cell office:value-type="string">
            <text:p>Lawrence Brem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Clinical Sciences</text:p>
          </table:table-cell>
          <table:table-cell office:value-type="string">
            <text:p>ARRA</text:p>
          </table:table-cell>
          <table:table-cell office:value-type="string">
            <text:p>CTMS</text:p>
          </table:table-cell>
          <table:table-cell table:style-name="Default" office:value-type="string">
            <text:p>09-207,09-316ST</text:p>
          </table:table-cell>
          <table:table-cell office:value-type="string">
            <text:p>29xs218 ST03</text:p>
          </table:table-cell>
          <table:table-cell office:value-type="string">
            <text:p>5AM solutions</text:p>
          </table:table-cell>
          <table:table-cell office:value-type="string">
            <text:p>CTRP support:Architecture and development with 5AM</text:p>
          </table:table-cell>
          <table:table-cell office:value-type="string">
            <text:p>pa</text:p>
          </table:table-cell>
          <table:table-cell office:value-type="string">
            <text:p>vijayakumars@mail.nih.gov</text:p>
          </table:table-cell>
          <table:table-cell office:value-type="string">
            <text:p>Christo Andonyadis</text:p>
          </table:table-cell>
          <table:table-cell office:value-type="string">
            <text:p>Vijayakumar sundararajan</text:p>
          </table:table-cell>
          <table:table-cell office:value-type="string">
            <text:p>Edmond Mulaire</text:p>
          </table:table-cell>
          <table:table-cell office:value-type="string">
            <text:p>edmond.mulaire@semanticbits.com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ARCH</text:p>
          </table:table-cell>
          <table:table-cell office:value-type="date" office:date-value="104-07-31">
            <text:p>08/01/04</text:p>
          </table:table-cell>
          <table:table-cell office:value-type="string">
            <text:p>28XS102</text:p>
          </table:table-cell>
          <table:table-cell office:value-type="string">
            <text:p>University of Chicago/ANL</text:p>
          </table:table-cell>
          <table:table-cell office:value-type="string">
            <text:p>caGrid Workflow</text:p>
          </table:table-cell>
          <table:table-cell office:value-type="string">
            <text:p>#NAME?</text:p>
          </table:table-cell>
          <table:table-cell office:value-type="string">
            <text:p>breml@mail.nih.gov </text:p>
          </table:table-cell>
          <table:table-cell office:value-type="string">
            <text:p>Avinash Shanbhag</text:p>
          </table:table-cell>
          <table:table-cell office:value-type="string">
            <text:p>Lawrence Brem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linical Sciences</text:p>
          </table:table-cell>
          <table:table-cell office:value-type="string">
            <text:p>ARRA</text:p>
          </table:table-cell>
          <table:table-cell office:value-type="string">
            <text:p>CTMS</text:p>
          </table:table-cell>
          <table:table-cell table:style-name="Default" office:value-type="string">
            <text:p>09-207,09-316ST</text:p>
          </table:table-cell>
          <table:table-cell office:value-type="string">
            <text:p>29xs218 ST03</text:p>
          </table:table-cell>
          <table:table-cell office:value-type="string">
            <text:p>5AM solutions</text:p>
          </table:table-cell>
          <table:table-cell office:value-type="string">
            <text:p>CTRP support:Architecture and development with 5AM</text:p>
          </table:table-cell>
          <table:table-cell office:value-type="string">
            <text:p>po</text:p>
          </table:table-cell>
          <table:table-cell office:value-type="string">
            <text:p>vijayakumars@mail.nih.gov</text:p>
          </table:table-cell>
          <table:table-cell office:value-type="string">
            <text:p>Christo Andonyadis</text:p>
          </table:table-cell>
          <table:table-cell office:value-type="string">
            <text:p>Vijayakumar sundararajan</text:p>
          </table:table-cell>
          <table:table-cell office:value-type="string">
            <text:p>Edmond Mulaire</text:p>
          </table:table-cell>
          <table:table-cell office:value-type="string">
            <text:p>edmond.mulaire@semanticbits.com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office:value-type="string">
            <text:p>pro-ctcae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ross Cutting</text:p>
          </table:table-cell>
          <table:table-cell office:value-type="string">
            <text:p>Appropriated</text:p>
          </table:table-cell>
          <table:table-cell office:value-type="string">
            <text:p>VCDE</text:p>
          </table:table-cell>
          <table:table-cell office:value-type="date" office:date-value="129-07-31">
            <text:p>08/01/29</text:p>
          </table:table-cell>
          <table:table-cell office:value-type="string">
            <text:p>28XS114</text:p>
          </table:table-cell>
          <table:table-cell office:value-type="string">
            <text:p>Mayo Clinic</text:p>
          </table:table-cell>
          <table:table-cell office:value-type="string">
            <text:p>Compatibility Review Software Co-Developer</text:p>
          </table:table-cell>
          <table:table-cell office:value-type="string">
            <text:p>#NAME?</text:p>
          </table:table-cell>
          <table:table-cell office:value-type="string">
            <text:p>Musharaf.Rashid@nih.gov</text:p>
          </table:table-cell>
          <table:table-cell office:value-type="string">
            <text:p>Frank Hartel, Sherri De Corronado</text:p>
          </table:table-cell>
          <table:table-cell office:value-type="string">
            <text:p>Musharaf Rashid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ife Sciences</text:p>
          </table:table-cell>
          <table:table-cell office:value-type="string">
            <text:p>Appropriated</text:p>
          </table:table-cell>
          <table:table-cell office:value-type="string">
            <text:p>CBIIT</text:p>
          </table:table-cell>
          <table:table-cell office:value-type="date" office:date-value="2029-07-01">
            <text:p>07/01/29</text:p>
          </table:table-cell>
          <table:table-cell office:value-type="string">
            <text:p>27XS076</text:p>
          </table:table-cell>
          <table:table-cell office:value-type="string">
            <text:p>5AM Solutions Inc.</text:p>
          </table:table-cell>
          <table:table-cell office:value-type="string">
            <text:p>ProtExpress (formerly GPS-XAR)</text:p>
          </table:table-cell>
          <table:table-cell office:value-type="string">
            <text:p>protexpress</text:p>
          </table:table-cell>
          <table:table-cell office:value-type="string">
            <text:p>grochk@mail.nih.gov </text:p>
          </table:table-cell>
          <table:table-cell office:value-type="string">
            <text:p>Anand Basu</text:p>
          </table:table-cell>
          <table:table-cell office:value-type="string">
            <text:p>Kevin Groch</text:p>
          </table:table-cell>
          <table:table-cell office:value-type="string">
            <text:p>Krishna Kanchinadam</text:p>
          </table:table-cell>
          <table:table-cell office:value-type="string">
            <text:p>kanchink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office:value-type="string">
            <text:p>rembrandt</text:p>
          </table:table-cell>
          <table:table-cell table:number-columns-repeated="3"/>
          <table:table-cell office:value-type="string">
            <text:p>Himanso/Shine</text:p>
          </table:table-cell>
          <table:table-cell office:value-type="string">
            <text:p>jacobss2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office:value-type="string">
            <text:p>Part of EVS Focus Contract; shall be awarded within next week or so.</text:p>
          </table:table-cell>
          <table:table-cell office:value-type="string">
            <text:p>reportwriter</text:p>
          </table:table-cell>
          <table:table-cell office:value-type="string">
            <text:p>Musharaf.Rashid@nih.gov</text:p>
          </table:table-cell>
          <table:table-cell/>
          <table:table-cell office:value-type="string">
            <text:p>Musharaf Rashid</text:p>
          </table:table-cell>
          <table:table-cell office:value-type="string">
            <text:p>Jason Lucas</text:p>
          </table:table-cell>
          <table:table-cell office:value-type="string">
            <text:p>jason.lucas@ngc.com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Life Sciences</text:p>
          </table:table-cell>
          <table:table-cell office:value-type="string">
            <text:p>ARRA</text:p>
          </table:table-cell>
          <table:table-cell office:value-type="string">
            <text:p>ICR</text:p>
          </table:table-cell>
          <table:table-cell table:style-name="Default" office:value-type="string">
            <text:p>09-207,010-012ST</text:p>
          </table:table-cell>
          <table:table-cell office:value-type="string">
            <text:p>29xs227 ST02</text:p>
          </table:table-cell>
          <table:table-cell office:value-type="string">
            <text:p>Systems Research and Applications Corporation</text:p>
          </table:table-cell>
          <table:table-cell office:value-type="string">
            <text:p>TCGA-DCC/Portal</text:p>
          </table:table-cell>
          <table:table-cell office:value-type="string">
            <text:p>tcga</text:p>
          </table:table-cell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office:value-type="string">
            <text:p>Robert Sfeir</text:p>
          </table:table-cell>
          <table:table-cell/>
          <table:table-cell office:value-type="string">
            <text:p>Carl Schaefer</text:p>
          </table:table-cell>
          <table:table-cell office:value-type="string">
            <text:p>cs339h@nih.gov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office:value-type="string">
            <text:p>upt</text:p>
          </table:table-cell>
          <table:table-cell table:number-columns-repeated="3"/>
          <table:table-cell office:value-type="string">
            <text:p>Satish Patel</text:p>
          </table:table-cell>
          <table:table-cell office:value-type="string">
            <text:p>patelsat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3"/>
          <table:table-cell office:value-type="string">
            <text:p>workbench</text:p>
          </table:table-cell>
          <table:table-cell table:number-columns-repeated="3"/>
          <table:table-cell office:value-type="string">
            <text:p>Satish Patel</text:p>
          </table:table-cell>
          <table:table-cell office:value-type="string">
            <text:p>patelsat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</table:table-row>
        <table:table-row table:style-name="ro2">
          <table:table-cell table:number-columns-repeated="4"/>
          <table:table-cell table:style-name="Default"/>
          <table:table-cell office:value-type="string">
            <text:p>29xs218</text:p>
          </table:table-cell>
          <table:table-cell table:style-name="ce2" office:value-type="time" office:time-value="PT05H00M00S">
            <text:p>05:00:00 AM</text:p>
          </table:table-cell>
          <table:table-cell office:value-type="string">
            <text:p>Family Health History Tool</text:p>
          </table:table-cell>
          <table:table-cell office:value-type="string">
            <text:p>New project but BDA is applicable to them.</text:p>
          </table:table-cell>
          <table:table-cell office:value-type="string">
            <text:p>grochk@mail.nih.gov </text:p>
          </table:table-cell>
          <table:table-cell office:value-type="string">
            <text:p>George Komatsoulis</text:p>
          </table:table-cell>
          <table:table-cell office:value-type="string">
            <text:p>Kevin Groch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</table:table-row>
      </table:table>
      <table:table table:name="Sheet2" table:style-name="ta1" table:print="false">
        <table:table-column table:style-name="co1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row table:style-name="ro2">
          <table:table-cell office:value-type="string">
            <text:p>bioportal</text:p>
          </table:table-cell>
          <table:table-cell office:value-type="string">
            <text:p>Noble Dzakpasu</text:p>
          </table:table-cell>
          <table:table-cell office:value-type="string">
            <text:p>dzakpasuns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Adapter</text:p>
          </table:table-cell>
          <table:table-cell office:value-type="string">
            <text:p>Eugene Wang</text:p>
          </table:table-cell>
          <table:table-cell office:value-type="string">
            <text:p>wangeug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array</text:p>
          </table:table-cell>
          <table:table-cell office:value-type="string">
            <text:p>Maki Duncan</text:p>
          </table:table-cell>
          <table:table-cell office:value-type="string">
            <text:p>duncanmk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b2b</text:p>
          </table:table-cell>
          <table:table-cell office:value-type="string">
            <text:p>Chris Piepenbring</text:p>
          </table:table-cell>
          <table:table-cell office:value-type="string">
            <text:p>piepenbringc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bio</text:p>
          </table:table-cell>
          <table:table-cell office:value-type="string">
            <text:p>Jim Sun</text:p>
          </table:table-cell>
          <table:table-cell office:value-type="string">
            <text:p>sunj2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bio-db</text:p>
          </table:table-cell>
          <table:table-cell office:value-type="string">
            <text:p>Jim Sun</text:p>
          </table:table-cell>
          <table:table-cell office:value-type="string">
            <text:p>sunj2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bio-db-automation</text:p>
          </table:table-cell>
          <table:table-cell office:value-type="string">
            <text:p>Jim Sun</text:p>
          </table:table-cell>
          <table:table-cell office:value-type="string">
            <text:p>sunj2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bio-GridService</text:p>
          </table:table-cell>
          <table:table-cell office:value-type="string">
            <text:p>Jim Sun</text:p>
          </table:table-cell>
          <table:table-cell office:value-type="string">
            <text:p>sunj2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coresdk</text:p>
          </table:table-cell>
          <table:table-cell office:value-type="string">
            <text:p>Satish Patel</text:p>
          </table:table-cell>
          <table:table-cell office:value-type="string">
            <text:p>patelsat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coresdk-workbench</text:p>
          </table:table-cell>
          <table:table-cell office:value-type="string">
            <text:p>Satish Patel</text:p>
          </table:table-cell>
          <table:table-cell office:value-type="string">
            <text:p>patelsat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admintool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caDSRAPI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cdebrowser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cdecurate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formbuilder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freestylesearch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Object Cart API</text:p>
          </table:table-cell>
          <table:table-cell office:value-type="string">
            <text:p>Denis Avdic</text:p>
          </table:table-cell>
          <table:table-cell office:value-type="string">
            <text:p>avdicd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sentinel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SIW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umlmodelbrowser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grid</text:p>
          </table:table-cell>
          <table:table-cell office:value-type="string">
            <text:p>John Eisenschmidt</text:p>
          </table:table-cell>
          <table:table-cell office:value-type="string">
            <text:p>eisenschmidtjw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gwas</text:p>
          </table:table-cell>
          <table:table-cell office:value-type="string">
            <text:p>Shine Jacob</text:p>
          </table:table-cell>
          <table:table-cell office:value-type="string">
            <text:p>jacobss2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integrator2</text:p>
          </table:table-cell>
          <table:table-cell office:value-type="string">
            <text:p>JP Marple</text:p>
          </table:table-cell>
          <table:table-cell office:value-type="string">
            <text:p>marplej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mod</text:p>
          </table:table-cell>
          <table:table-cell office:value-type="string">
            <text:p>Maki Duncan</text:p>
          </table:table-cell>
          <table:table-cell office:value-type="string">
            <text:p>duncanmk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nanolab</text:p>
          </table:table-cell>
          <table:table-cell office:value-type="string">
            <text:p>Sue Pan</text:p>
          </table:table-cell>
          <table:table-cell office:value-type="string">
            <text:p>pansu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tissue</text:p>
          </table:table-cell>
          <table:table-cell office:value-type="string">
            <text:p>Michelle Lee</text:p>
          </table:table-cell>
          <table:table-cell office:value-type="string">
            <text:p>leeml@mail.nih.gov</text:p>
          </table:table-cell>
          <table:table-cell office:value-type="string">
            <text:p>Ian Fore</text:p>
          </table:table-cell>
          <table:table-cell office:value-type="string">
            <text:p>forei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cts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cts-c3pr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cts-caaers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cts-caXchange 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cts-labviewer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cts-psc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ds</text:p>
          </table:table-cell>
          <table:table-cell table:number-columns-repeated="2"/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oppa - CTRP - Accrual</text:p>
          </table:table-cell>
          <table:table-cell office:value-type="string">
            <text:p>Edmond Mulaire</text:p>
          </table:table-cell>
          <table:table-cell office:value-type="string">
            <text:p>edmond.mulaire@semanticbits.com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pas</text:p>
          </table:table-cell>
          <table:table-cell office:value-type="string">
            <text:p>Denny Chan</text:p>
          </table:table-cell>
          <table:table-cell office:value-type="string">
            <text:p>dc331z@nih.gov</text:p>
          </table:table-cell>
          <table:table-cell office:value-type="string">
            <text:p>Carl Schaefer</text:p>
          </table:table-cell>
          <table:table-cell office:value-type="string">
            <text:p>cs339h@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SM - CGMWeb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SM - LLT</text:p>
          </table:table-cell>
          <table:table-cell office:value-type="string">
            <text:p>Satish Patel</text:p>
          </table:table-cell>
          <table:table-cell office:value-type="string">
            <text:p>patelsat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tods</text:p>
          </table:table-cell>
          <table:table-cell table:number-columns-repeated="2"/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evstree</text:p>
          </table:table-cell>
          <table:table-cell office:value-type="string">
            <text:p>Maki Duncan</text:p>
          </table:table-cell>
          <table:table-cell office:value-type="string">
            <text:p>duncanmk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genepattern</text:p>
          </table:table-cell>
          <table:table-cell table:number-columns-repeated="2"/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ispy</text:p>
          </table:table-cell>
          <table:table-cell office:value-type="string">
            <text:p>Shine Jacob</text:p>
          </table:table-cell>
          <table:table-cell office:value-type="string">
            <text:p>jacobss2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lexevs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LexEVS-DB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LexEVS-DB-Automation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LexEVS-Protoge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nbia</text:p>
          </table:table-cell>
          <table:table-cell office:value-type="string">
            <text:p>Jennifer Zeng</text:p>
          </table:table-cell>
          <table:table-cell office:value-type="string">
            <text:p>zengje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ncit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pa</text:p>
          </table:table-cell>
          <table:table-cell office:value-type="string">
            <text:p>Edmond Mulaire</text:p>
          </table:table-cell>
          <table:table-cell office:value-type="string">
            <text:p>edmond.mulaire@semanticbits.com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petstore</text:p>
          </table:table-cell>
          <table:table-cell table:number-columns-repeated="4"/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po</text:p>
          </table:table-cell>
          <table:table-cell office:value-type="string">
            <text:p>Edmond Mulaire</text:p>
          </table:table-cell>
          <table:table-cell office:value-type="string">
            <text:p>edmond.mulaire@semanticbits.com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pro-ctcae</text:p>
          </table:table-cell>
          <table:table-cell table:number-columns-repeated="4"/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protexpress</text:p>
          </table:table-cell>
          <table:table-cell office:value-type="string">
            <text:p>Krishna Kanchinadam</text:p>
          </table:table-cell>
          <table:table-cell office:value-type="string">
            <text:p>kanchink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rembrandt</text:p>
          </table:table-cell>
          <table:table-cell office:value-type="string">
            <text:p>Himanso/Shine</text:p>
          </table:table-cell>
          <table:table-cell office:value-type="string">
            <text:p>jacobss2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reportwriter</text:p>
          </table:table-cell>
          <table:table-cell office:value-type="string">
            <text:p>Jason Lucas</text:p>
          </table:table-cell>
          <table:table-cell office:value-type="string">
            <text:p>jason.lucas@ngc.com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tcga</text:p>
          </table:table-cell>
          <table:table-cell office:value-type="string">
            <text:p>Robert Sfeir</text:p>
          </table:table-cell>
          <table:table-cell/>
          <table:table-cell office:value-type="string">
            <text:p>Carl Schaefer</text:p>
          </table:table-cell>
          <table:table-cell office:value-type="string">
            <text:p>cs339h@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upt</text:p>
          </table:table-cell>
          <table:table-cell office:value-type="string">
            <text:p>Satish Patel</text:p>
          </table:table-cell>
          <table:table-cell office:value-type="string">
            <text:p>patelsat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6">06/16/2010</text:date>, <text:time>09:5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dc:date>2010-06-16T09:52:19</dc:date>
    <meta:editing-duration>PT00H00M54S</meta:editing-duration>
    <meta:editing-cycles>1</meta:editing-cycles>
    <meta:document-statistic meta:table-count="2" meta:cell-count="1859" meta:object-count="0"/>
  </office:meta>
</office:document-meta>
</file>